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2.63mm" svg:y="23.07mm">
            <draw:object draw:notify-on-update-of-ranges="Sheet1.A6:Sheet1.A15 Sheet1.D6:Sheet1.D15 Sheet1.E6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LOG([.A6];[.$C$4])" office:value-type="float" office:value="3.32192809488736" calcext:value-type="float">
            <text:p>3.32192809488736</text:p>
          </table:table-cell>
          <table:table-cell table:formula="of:=ROUND([.B6]*10)" office:value-type="float" office:value="33" calcext:value-type="float">
            <text:p>33</text:p>
          </table:table-cell>
          <table:table-cell table:formula="of:=[.C6]/2" office:value-type="float" office:value="16.5" calcext:value-type="float">
            <text:p>16.5</text:p>
          </table:table-cell>
          <table:table-cell table:formula="of:=POWER([.A6];[.$D$4])" office:value-type="float" office:value="100" calcext:value-type="float">
            <text:p>100</text:p>
          </table:table-cell>
          <table:table-cell table:formula="of:=POWER([.B6];[.$D$4])" office:value-type="float" office:value="11.035206267602" calcext:value-type="float">
            <text:p>11.035206267602</text:p>
          </table:table-cell>
        </table:table-row>
        <table:table-row table:style-name="ro1">
          <table:table-cell table:style-name="ce1" table:formula="of:=[.A6]+10" office:value-type="float" office:value="20" calcext:value-type="float">
            <text:p>20</text:p>
          </table:table-cell>
          <table:table-cell table:style-name="ce1" table:formula="of:=LOG([.A7];[.$C$4])" office:value-type="float" office:value="4.32192809488736" calcext:value-type="float">
            <text:p>4.32192809488736</text:p>
          </table:table-cell>
          <table:table-cell table:formula="of:=ROUND([.B7]*10)" office:value-type="float" office:value="43" calcext:value-type="float">
            <text:p>43</text:p>
          </table:table-cell>
          <table:table-cell table:formula="of:=[.C7]/2" office:value-type="float" office:value="21.5" calcext:value-type="float">
            <text:p>21.5</text:p>
          </table:table-cell>
          <table:table-cell table:formula="of:=POWER([.A7];[.$D$4])" office:value-type="float" office:value="400" calcext:value-type="float">
            <text:p>400</text:p>
          </table:table-cell>
          <table:table-cell table:formula="of:=POWER([.B7];[.$D$4])" office:value-type="float" office:value="18.6790624573767" calcext:value-type="float">
            <text:p>18.6790624573767</text:p>
          </table:table-cell>
        </table:table-row>
        <table:table-row table:style-name="ro1">
          <table:table-cell table:style-name="ce1" table:formula="of:=[.A7]+10" office:value-type="float" office:value="30" calcext:value-type="float">
            <text:p>30</text:p>
          </table:table-cell>
          <table:table-cell table:style-name="ce1" table:formula="of:=LOG([.A8];[.$C$4])" office:value-type="float" office:value="4.90689059560852" calcext:value-type="float">
            <text:p>4.90689059560852</text:p>
          </table:table-cell>
          <table:table-cell table:formula="of:=ROUND([.B8]*10)" office:value-type="float" office:value="49" calcext:value-type="float">
            <text:p>49</text:p>
          </table:table-cell>
          <table:table-cell table:formula="of:=[.C8]/2" office:value-type="float" office:value="24.5" calcext:value-type="float">
            <text:p>24.5</text:p>
          </table:table-cell>
          <table:table-cell table:formula="of:=POWER([.A8];[.$D$4])" office:value-type="float" office:value="900" calcext:value-type="float">
            <text:p>900</text:p>
          </table:table-cell>
          <table:table-cell table:formula="of:=POWER([.B8];[.$D$4])" office:value-type="float" office:value="24.0775753172713" calcext:value-type="float">
            <text:p>24.0775753172713</text:p>
          </table:table-cell>
        </table:table-row>
        <table:table-row table:style-name="ro1">
          <table:table-cell table:style-name="ce1" table:formula="of:=[.A8]+10" office:value-type="float" office:value="40" calcext:value-type="float">
            <text:p>40</text:p>
          </table:table-cell>
          <table:table-cell table:style-name="ce1" table:formula="of:=LOG([.A9];[.$C$4])" office:value-type="float" office:value="5.32192809488736" calcext:value-type="float">
            <text:p>5.32192809488736</text:p>
          </table:table-cell>
          <table:table-cell table:formula="of:=ROUND([.B9]*10)" office:value-type="float" office:value="53" calcext:value-type="float">
            <text:p>53</text:p>
          </table:table-cell>
          <table:table-cell table:formula="of:=[.C9]/2" office:value-type="float" office:value="26.5" calcext:value-type="float">
            <text:p>26.5</text:p>
          </table:table-cell>
          <table:table-cell table:formula="of:=POWER([.A9];[.$D$4])" office:value-type="float" office:value="1600" calcext:value-type="float">
            <text:p>1600</text:p>
          </table:table-cell>
          <table:table-cell table:formula="of:=POWER([.B9];[.$D$4])" office:value-type="float" office:value="28.3229186471514" calcext:value-type="float">
            <text:p>28.3229186471514</text:p>
          </table:table-cell>
        </table:table-row>
        <table:table-row table:style-name="ro1">
          <table:table-cell table:style-name="ce1" table:formula="of:=[.A9]+10" office:value-type="float" office:value="50" calcext:value-type="float">
            <text:p>50</text:p>
          </table:table-cell>
          <table:table-cell table:style-name="ce1" table:formula="of:=LOG([.A10];[.$C$4])" office:value-type="float" office:value="5.64385618977472" calcext:value-type="float">
            <text:p>5.64385618977472</text:p>
          </table:table-cell>
          <table:table-cell table:formula="of:=ROUND([.B10]*10)" office:value-type="float" office:value="56" calcext:value-type="float">
            <text:p>56</text:p>
          </table:table-cell>
          <table:table-cell table:formula="of:=[.C10]/2" office:value-type="float" office:value="28" calcext:value-type="float">
            <text:p>28</text:p>
          </table:table-cell>
          <table:table-cell table:formula="of:=POWER([.A10];[.$D$4])" office:value-type="float" office:value="2500" calcext:value-type="float">
            <text:p>2500</text:p>
          </table:table-cell>
          <table:table-cell table:formula="of:=POWER([.B10];[.$D$4])" office:value-type="float" office:value="31.8531126908585" calcext:value-type="float">
            <text:p>31.8531126908585</text:p>
          </table:table-cell>
        </table:table-row>
        <table:table-row table:style-name="ro1">
          <table:table-cell table:style-name="ce1" table:formula="of:=[.A10]+10" office:value-type="float" office:value="60" calcext:value-type="float">
            <text:p>60</text:p>
          </table:table-cell>
          <table:table-cell table:style-name="ce1" table:formula="of:=LOG([.A11];[.$C$4])" office:value-type="float" office:value="5.90689059560852" calcext:value-type="float">
            <text:p>5.90689059560852</text:p>
          </table:table-cell>
          <table:table-cell table:formula="of:=ROUND([.B11]*10)" office:value-type="float" office:value="59" calcext:value-type="float">
            <text:p>59</text:p>
          </table:table-cell>
          <table:table-cell table:formula="of:=[.C11]/2" office:value-type="float" office:value="29.5" calcext:value-type="float">
            <text:p>29.5</text:p>
          </table:table-cell>
          <table:table-cell table:formula="of:=POWER([.A11];[.$D$4])" office:value-type="float" office:value="3600" calcext:value-type="float">
            <text:p>3600</text:p>
          </table:table-cell>
          <table:table-cell table:formula="of:=POWER([.B11];[.$D$4])" office:value-type="float" office:value="34.8913565084884" calcext:value-type="float">
            <text:p>34.8913565084884</text:p>
          </table:table-cell>
        </table:table-row>
        <table:table-row table:style-name="ro1">
          <table:table-cell table:style-name="ce1" table:formula="of:=[.A11]+10" office:value-type="float" office:value="70" calcext:value-type="float">
            <text:p>70</text:p>
          </table:table-cell>
          <table:table-cell table:style-name="ce1" table:formula="of:=LOG([.A12];[.$C$4])" office:value-type="float" office:value="6.12928301694497" calcext:value-type="float">
            <text:p>6.12928301694497</text:p>
          </table:table-cell>
          <table:table-cell table:formula="of:=ROUND([.B12]*10)" office:value-type="float" office:value="61" calcext:value-type="float">
            <text:p>61</text:p>
          </table:table-cell>
          <table:table-cell table:formula="of:=[.C12]/2" office:value-type="float" office:value="30.5" calcext:value-type="float">
            <text:p>30.5</text:p>
          </table:table-cell>
          <table:table-cell table:formula="of:=POWER([.A12];[.$D$4])" office:value-type="float" office:value="4900" calcext:value-type="float">
            <text:p>4900</text:p>
          </table:table-cell>
          <table:table-cell table:formula="of:=POWER([.B12];[.$D$4])" office:value-type="float" office:value="37.56811030181" calcext:value-type="float">
            <text:p>37.56811030181</text:p>
          </table:table-cell>
        </table:table-row>
        <table:table-row table:style-name="ro1">
          <table:table-cell table:style-name="ce1" table:formula="of:=[.A12]+10" office:value-type="float" office:value="80" calcext:value-type="float">
            <text:p>80</text:p>
          </table:table-cell>
          <table:table-cell table:style-name="ce1" table:formula="of:=LOG([.A13];[.$C$4])" office:value-type="float" office:value="6.32192809488736" calcext:value-type="float">
            <text:p>6.32192809488736</text:p>
          </table:table-cell>
          <table:table-cell table:formula="of:=ROUND([.B13]*10)" office:value-type="float" office:value="63" calcext:value-type="float">
            <text:p>63</text:p>
          </table:table-cell>
          <table:table-cell table:formula="of:=[.C13]/2" office:value-type="float" office:value="31.5" calcext:value-type="float">
            <text:p>31.5</text:p>
          </table:table-cell>
          <table:table-cell table:formula="of:=POWER([.A13];[.$D$4])" office:value-type="float" office:value="6400" calcext:value-type="float">
            <text:p>6400</text:p>
          </table:table-cell>
          <table:table-cell table:formula="of:=POWER([.B13];[.$D$4])" office:value-type="float" office:value="39.9667748369261" calcext:value-type="float">
            <text:p>39.9667748369261</text:p>
          </table:table-cell>
        </table:table-row>
        <table:table-row table:style-name="ro1">
          <table:table-cell table:style-name="ce1" table:formula="of:=[.A13]+10" office:value-type="float" office:value="90" calcext:value-type="float">
            <text:p>90</text:p>
          </table:table-cell>
          <table:table-cell table:style-name="ce1" table:formula="of:=LOG([.A14];[.$C$4])" office:value-type="float" office:value="6.49185309632968" calcext:value-type="float">
            <text:p>6.49185309632968</text:p>
          </table:table-cell>
          <table:table-cell table:formula="of:=ROUND([.B14]*10)" office:value-type="float" office:value="65" calcext:value-type="float">
            <text:p>65</text:p>
          </table:table-cell>
          <table:table-cell table:formula="of:=[.C14]/2" office:value-type="float" office:value="32.5" calcext:value-type="float">
            <text:p>32.5</text:p>
          </table:table-cell>
          <table:table-cell table:formula="of:=POWER([.A14];[.$D$4])" office:value-type="float" office:value="8100" calcext:value-type="float">
            <text:p>8100</text:p>
          </table:table-cell>
          <table:table-cell table:formula="of:=POWER([.B14];[.$D$4])" office:value-type="float" office:value="42.1441566243252" calcext:value-type="float">
            <text:p>42.1441566243252</text:p>
          </table:table-cell>
        </table:table-row>
        <table:table-row table:style-name="ro1">
          <table:table-cell table:style-name="ce1" table:formula="of:=[.A14]+10" office:value-type="float" office:value="100" calcext:value-type="float">
            <text:p>100</text:p>
          </table:table-cell>
          <table:table-cell table:style-name="ce1" table:formula="of:=LOG([.A15];[.$C$4])" office:value-type="float" office:value="6.64385618977473" calcext:value-type="float">
            <text:p>6.64385618977473</text:p>
          </table:table-cell>
          <table:table-cell table:formula="of:=ROUND([.B15]*10)" office:value-type="float" office:value="66" calcext:value-type="float">
            <text:p>66</text:p>
          </table:table-cell>
          <table:table-cell table:formula="of:=[.C15]/2" office:value-type="float" office:value="33" calcext:value-type="float">
            <text:p>33</text:p>
          </table:table-cell>
          <table:table-cell table:formula="of:=POWER([.A15];[.$D$4])" office:value-type="float" office:value="10000" calcext:value-type="float">
            <text:p>10000</text:p>
          </table:table-cell>
          <table:table-cell table:formula="of:=POWER([.B15];[.$D$4])" office:value-type="float" office:value="44.1408250704079" calcext:value-type="float">
            <text:p>44.1408250704079</text:p>
          </table:table-cell>
        </table:table-row>
        <table:table-row table:style-name="ro1">
          <table:table-cell table:formula="of:=[.A15]+10" office:value-type="float" office:value="110" calcext:value-type="float">
            <text:p>110</text:p>
          </table:table-cell>
          <table:table-cell table:formula="of:=LOG([.A16];[.$C$4])" office:value-type="float" office:value="6.78135971352466" calcext:value-type="float">
            <text:p>6.78135971352466</text:p>
          </table:table-cell>
          <table:table-cell table:formula="of:=ROUND([.B16]*10)" office:value-type="float" office:value="68" calcext:value-type="float">
            <text:p>68</text:p>
          </table:table-cell>
          <table:table-cell table:formula="of:=[.C16]/2" office:value-type="float" office:value="34" calcext:value-type="float">
            <text:p>34</text:p>
          </table:table-cell>
          <table:table-cell table:formula="of:=POWER([.A16];[.$D$4])" office:value-type="float" office:value="12100" calcext:value-type="float">
            <text:p>12100</text:p>
          </table:table-cell>
          <table:table-cell table:formula="of:=POWER([.B16];[.$D$4])" office:value-type="float" office:value="45.9868395642153" calcext:value-type="float">
            <text:p>45.9868395642153</text:p>
          </table:table-cell>
        </table:table-row>
        <table:table-row table:style-name="ro1">
          <table:table-cell table:formula="of:=[.A16]+10" office:value-type="float" office:value="120" calcext:value-type="float">
            <text:p>120</text:p>
          </table:table-cell>
          <table:table-cell table:formula="of:=LOG([.A17];[.$C$4])" office:value-type="float" office:value="6.90689059560852" calcext:value-type="float">
            <text:p>6.90689059560852</text:p>
          </table:table-cell>
          <table:table-cell table:formula="of:=ROUND([.B17]*10)" office:value-type="float" office:value="69" calcext:value-type="float">
            <text:p>69</text:p>
          </table:table-cell>
          <table:table-cell table:formula="of:=[.C17]/2" office:value-type="float" office:value="34.5" calcext:value-type="float">
            <text:p>34.5</text:p>
          </table:table-cell>
          <table:table-cell table:formula="of:=POWER([.A17];[.$D$4])" office:value-type="float" office:value="14400" calcext:value-type="float">
            <text:p>14400</text:p>
          </table:table-cell>
          <table:table-cell table:formula="of:=POWER([.B17];[.$D$4])" office:value-type="float" office:value="47.7051376997054" calcext:value-type="float">
            <text:p>47.7051376997054</text:p>
          </table:table-cell>
        </table:table-row>
        <table:table-row table:style-name="ro1">
          <table:table-cell table:formula="of:=[.A17]+10" office:value-type="float" office:value="130" calcext:value-type="float">
            <text:p>130</text:p>
          </table:table-cell>
          <table:table-cell table:formula="of:=LOG([.A18];[.$C$4])" office:value-type="float" office:value="7.02236781302845" calcext:value-type="float">
            <text:p>7.02236781302845</text:p>
          </table:table-cell>
          <table:table-cell table:formula="of:=ROUND([.B18]*10)" office:value-type="float" office:value="70" calcext:value-type="float">
            <text:p>70</text:p>
          </table:table-cell>
          <table:table-cell table:formula="of:=[.C18]/2" office:value-type="float" office:value="35" calcext:value-type="float">
            <text:p>35</text:p>
          </table:table-cell>
          <table:table-cell table:formula="of:=POWER([.A18];[.$D$4])" office:value-type="float" office:value="16900" calcext:value-type="float">
            <text:p>16900</text:p>
          </table:table-cell>
          <table:table-cell table:formula="of:=POWER([.B18];[.$D$4])" office:value-type="float" office:value="49.313649701458" calcext:value-type="float">
            <text:p>49.313649701458</text:p>
          </table:table-cell>
        </table:table-row>
        <table:table-row table:style-name="ro1">
          <table:table-cell table:formula="of:=[.A18]+10" office:value-type="float" office:value="140" calcext:value-type="float">
            <text:p>140</text:p>
          </table:table-cell>
          <table:table-cell table:formula="of:=LOG([.A19];[.$C$4])" office:value-type="float" office:value="7.12928301694497" calcext:value-type="float">
            <text:p>7.12928301694497</text:p>
          </table:table-cell>
          <table:table-cell table:formula="of:=ROUND([.B19]*10)" office:value-type="float" office:value="71" calcext:value-type="float">
            <text:p>71</text:p>
          </table:table-cell>
          <table:table-cell table:formula="of:=[.C19]/2" office:value-type="float" office:value="35.5" calcext:value-type="float">
            <text:p>35.5</text:p>
          </table:table-cell>
          <table:table-cell table:formula="of:=POWER([.A19];[.$D$4])" office:value-type="float" office:value="19600" calcext:value-type="float">
            <text:p>19600</text:p>
          </table:table-cell>
          <table:table-cell table:formula="of:=POWER([.B19];[.$D$4])" office:value-type="float" office:value="50.8266763356999" calcext:value-type="float">
            <text:p>50.8266763356999</text:p>
          </table:table-cell>
        </table:table-row>
        <table:table-row table:style-name="ro1">
          <table:table-cell table:formula="of:=[.A19]+10" office:value-type="float" office:value="150" calcext:value-type="float">
            <text:p>150</text:p>
          </table:table-cell>
          <table:table-cell table:formula="of:=LOG([.A20];[.$C$4])" office:value-type="float" office:value="7.22881869049588" calcext:value-type="float">
            <text:p>7.22881869049588</text:p>
          </table:table-cell>
          <table:table-cell table:formula="of:=ROUND([.B20]*10)" office:value-type="float" office:value="72" calcext:value-type="float">
            <text:p>72</text:p>
          </table:table-cell>
          <table:table-cell table:formula="of:=[.C20]/2" office:value-type="float" office:value="36" calcext:value-type="float">
            <text:p>36</text:p>
          </table:table-cell>
          <table:table-cell table:formula="of:=POWER([.A20];[.$D$4])" office:value-type="float" office:value="22500" calcext:value-type="float">
            <text:p>22500</text:p>
          </table:table-cell>
          <table:table-cell table:formula="of:=POWER([.B20];[.$D$4])" office:value-type="float" office:value="52.2558196600626" calcext:value-type="float">
            <text:p>52.2558196600626</text:p>
          </table:table-cell>
        </table:table-row>
        <table:table-row table:style-name="ro1">
          <table:table-cell table:formula="of:=[.A20]+10" office:value-type="float" office:value="160" calcext:value-type="float">
            <text:p>160</text:p>
          </table:table-cell>
          <table:table-cell table:formula="of:=LOG([.A21];[.$C$4])" office:value-type="float" office:value="7.32192809488736" calcext:value-type="float">
            <text:p>7.32192809488736</text:p>
          </table:table-cell>
          <table:table-cell table:formula="of:=ROUND([.B21]*10)" office:value-type="float" office:value="73" calcext:value-type="float">
            <text:p>73</text:p>
          </table:table-cell>
          <table:table-cell table:formula="of:=[.C21]/2" office:value-type="float" office:value="36.5" calcext:value-type="float">
            <text:p>36.5</text:p>
          </table:table-cell>
          <table:table-cell table:formula="of:=POWER([.A21];[.$D$4])" office:value-type="float" office:value="25600" calcext:value-type="float">
            <text:p>25600</text:p>
          </table:table-cell>
          <table:table-cell table:formula="of:=POWER([.B21];[.$D$4])" office:value-type="float" office:value="53.6106310267009" calcext:value-type="float">
            <text:p>53.6106310267009</text:p>
          </table:table-cell>
        </table:table-row>
        <table:table-row table:style-name="ro1">
          <table:table-cell table:formula="of:=[.A21]+10" office:value-type="float" office:value="170" calcext:value-type="float">
            <text:p>170</text:p>
          </table:table-cell>
          <table:table-cell table:formula="of:=LOG([.A22];[.$C$4])" office:value-type="float" office:value="7.4093909361377" calcext:value-type="float">
            <text:p>7.4093909361377</text:p>
          </table:table-cell>
          <table:table-cell table:formula="of:=ROUND([.B22]*10)" office:value-type="float" office:value="74" calcext:value-type="float">
            <text:p>74</text:p>
          </table:table-cell>
          <table:table-cell table:formula="of:=[.C22]/2" office:value-type="float" office:value="37" calcext:value-type="float">
            <text:p>37</text:p>
          </table:table-cell>
          <table:table-cell table:formula="of:=POWER([.A22];[.$D$4])" office:value-type="float" office:value="28900" calcext:value-type="float">
            <text:p>28900</text:p>
          </table:table-cell>
          <table:table-cell table:formula="of:=POWER([.B22];[.$D$4])" office:value-type="float" office:value="54.8990740445195" calcext:value-type="float">
            <text:p>54.8990740445195</text:p>
          </table:table-cell>
        </table:table-row>
        <table:table-row table:style-name="ro1">
          <table:table-cell table:formula="of:=[.A22]+10" office:value-type="float" office:value="180" calcext:value-type="float">
            <text:p>180</text:p>
          </table:table-cell>
          <table:table-cell table:formula="of:=LOG([.A23];[.$C$4])" office:value-type="float" office:value="7.49185309632968" calcext:value-type="float">
            <text:p>7.49185309632968</text:p>
          </table:table-cell>
          <table:table-cell table:formula="of:=ROUND([.B23]*10)" office:value-type="float" office:value="75" calcext:value-type="float">
            <text:p>75</text:p>
          </table:table-cell>
          <table:table-cell table:formula="of:=[.C23]/2" office:value-type="float" office:value="37.5" calcext:value-type="float">
            <text:p>37.5</text:p>
          </table:table-cell>
          <table:table-cell table:formula="of:=POWER([.A23];[.$D$4])" office:value-type="float" office:value="32400" calcext:value-type="float">
            <text:p>32400</text:p>
          </table:table-cell>
          <table:table-cell table:formula="of:=POWER([.B23];[.$D$4])" office:value-type="float" office:value="56.1278628169845" calcext:value-type="float">
            <text:p>56.1278628169845</text:p>
          </table:table-cell>
        </table:table-row>
        <table:table-row table:style-name="ro1">
          <table:table-cell table:formula="of:=[.A23]+10" office:value-type="float" office:value="190" calcext:value-type="float">
            <text:p>190</text:p>
          </table:table-cell>
          <table:table-cell table:formula="of:=LOG([.A24];[.$C$4])" office:value-type="float" office:value="7.56985560833095" calcext:value-type="float">
            <text:p>7.56985560833095</text:p>
          </table:table-cell>
          <table:table-cell table:formula="of:=ROUND([.B24]*10)" office:value-type="float" office:value="76" calcext:value-type="float">
            <text:p>76</text:p>
          </table:table-cell>
          <table:table-cell table:formula="of:=[.C24]/2" office:value-type="float" office:value="38" calcext:value-type="float">
            <text:p>38</text:p>
          </table:table-cell>
          <table:table-cell table:formula="of:=POWER([.A24];[.$D$4])" office:value-type="float" office:value="36100" calcext:value-type="float">
            <text:p>36100</text:p>
          </table:table-cell>
          <table:table-cell table:formula="of:=POWER([.B24];[.$D$4])" office:value-type="float" office:value="57.3027139309795" calcext:value-type="float">
            <text:p>57.3027139309795</text:p>
          </table:table-cell>
        </table:table-row>
        <table:table-row table:style-name="ro1">
          <table:table-cell table:formula="of:=[.A24]+10" office:value-type="float" office:value="200" calcext:value-type="float">
            <text:p>200</text:p>
          </table:table-cell>
          <table:table-cell table:formula="of:=LOG([.A25];[.$C$4])" office:value-type="float" office:value="7.64385618977472" calcext:value-type="float">
            <text:p>7.64385618977472</text:p>
          </table:table-cell>
          <table:table-cell table:formula="of:=ROUND([.B25]*10)" office:value-type="float" office:value="76" calcext:value-type="float">
            <text:p>76</text:p>
          </table:table-cell>
          <table:table-cell table:formula="of:=[.C25]/2" office:value-type="float" office:value="38" calcext:value-type="float">
            <text:p>38</text:p>
          </table:table-cell>
          <table:table-cell table:formula="of:=POWER([.A25];[.$D$4])" office:value-type="float" office:value="40000" calcext:value-type="float">
            <text:p>40000</text:p>
          </table:table-cell>
          <table:table-cell table:formula="of:=POWER([.B25];[.$D$4])" office:value-type="float" office:value="58.4285374499574" calcext:value-type="float">
            <text:p>58.4285374499574</text:p>
          </table:table-cell>
        </table:table-row>
        <table:table-row table:style-name="ro1">
          <table:table-cell table:formula="of:=[.A25]+10" office:value-type="float" office:value="210" calcext:value-type="float">
            <text:p>210</text:p>
          </table:table-cell>
          <table:table-cell table:formula="of:=LOG([.A26];[.$C$4])" office:value-type="float" office:value="7.71424551766612" calcext:value-type="float">
            <text:p>7.71424551766612</text:p>
          </table:table-cell>
          <table:table-cell table:formula="of:=ROUND([.B26]*10)" office:value-type="float" office:value="77" calcext:value-type="float">
            <text:p>77</text:p>
          </table:table-cell>
          <table:table-cell table:formula="of:=[.C26]/2" office:value-type="float" office:value="38.5" calcext:value-type="float">
            <text:p>38.5</text:p>
          </table:table-cell>
          <table:table-cell table:formula="of:=POWER([.A26];[.$D$4])" office:value-type="float" office:value="44100" calcext:value-type="float">
            <text:p>44100</text:p>
          </table:table-cell>
          <table:table-cell table:formula="of:=POWER([.B26];[.$D$4])" office:value-type="float" office:value="59.5095839068319" calcext:value-type="float">
            <text:p>59.5095839068319</text:p>
          </table:table-cell>
        </table:table-row>
        <table:table-row table:style-name="ro1">
          <table:table-cell table:formula="of:=[.A26]+10" office:value-type="float" office:value="220" calcext:value-type="float">
            <text:p>220</text:p>
          </table:table-cell>
          <table:table-cell table:formula="of:=LOG([.A27];[.$C$4])" office:value-type="float" office:value="7.78135971352466" calcext:value-type="float">
            <text:p>7.78135971352466</text:p>
          </table:table-cell>
          <table:table-cell table:formula="of:=ROUND([.B27]*10)" office:value-type="float" office:value="78" calcext:value-type="float">
            <text:p>78</text:p>
          </table:table-cell>
          <table:table-cell table:formula="of:=[.C27]/2" office:value-type="float" office:value="39" calcext:value-type="float">
            <text:p>39</text:p>
          </table:table-cell>
          <table:table-cell table:formula="of:=POWER([.A27];[.$D$4])" office:value-type="float" office:value="48400" calcext:value-type="float">
            <text:p>48400</text:p>
          </table:table-cell>
          <table:table-cell table:formula="of:=POWER([.B27];[.$D$4])" office:value-type="float" office:value="60.5495589912646" calcext:value-type="float">
            <text:p>60.5495589912646</text:p>
          </table:table-cell>
        </table:table-row>
        <table:table-row table:style-name="ro1">
          <table:table-cell table:formula="of:=[.A27]+10" office:value-type="float" office:value="230" calcext:value-type="float">
            <text:p>230</text:p>
          </table:table-cell>
          <table:table-cell table:formula="of:=LOG([.A28];[.$C$4])" office:value-type="float" office:value="7.84549005094438" calcext:value-type="float">
            <text:p>7.84549005094438</text:p>
          </table:table-cell>
          <table:table-cell table:formula="of:=ROUND([.B28]*10)" office:value-type="float" office:value="78" calcext:value-type="float">
            <text:p>78</text:p>
          </table:table-cell>
          <table:table-cell table:formula="of:=[.C28]/2" office:value-type="float" office:value="39" calcext:value-type="float">
            <text:p>39</text:p>
          </table:table-cell>
          <table:table-cell table:formula="of:=POWER([.A28];[.$D$4])" office:value-type="float" office:value="52900" calcext:value-type="float">
            <text:p>52900</text:p>
          </table:table-cell>
          <table:table-cell table:formula="of:=POWER([.B28];[.$D$4])" office:value-type="float" office:value="61.5517141394672" calcext:value-type="float">
            <text:p>61.5517141394672</text:p>
          </table:table-cell>
        </table:table-row>
        <table:table-row table:style-name="ro1">
          <table:table-cell table:formula="of:=[.A28]+10" office:value-type="float" office:value="240" calcext:value-type="float">
            <text:p>240</text:p>
          </table:table-cell>
          <table:table-cell table:formula="of:=LOG([.A29];[.$C$4])" office:value-type="float" office:value="7.90689059560852" calcext:value-type="float">
            <text:p>7.90689059560852</text:p>
          </table:table-cell>
          <table:table-cell table:formula="of:=ROUND([.B29]*10)" office:value-type="float" office:value="79" calcext:value-type="float">
            <text:p>79</text:p>
          </table:table-cell>
          <table:table-cell table:formula="of:=[.C29]/2" office:value-type="float" office:value="39.5" calcext:value-type="float">
            <text:p>39.5</text:p>
          </table:table-cell>
          <table:table-cell table:formula="of:=POWER([.A29];[.$D$4])" office:value-type="float" office:value="57600" calcext:value-type="float">
            <text:p>57600</text:p>
          </table:table-cell>
          <table:table-cell table:formula="of:=POWER([.B29];[.$D$4])" office:value-type="float" office:value="62.5189188909224" calcext:value-type="float">
            <text:p>62.5189188909224</text:p>
          </table:table-cell>
        </table:table-row>
        <table:table-row table:style-name="ro1">
          <table:table-cell table:formula="of:=[.A29]+10" office:value-type="float" office:value="250" calcext:value-type="float">
            <text:p>250</text:p>
          </table:table-cell>
          <table:table-cell table:formula="of:=LOG([.A30];[.$C$4])" office:value-type="float" office:value="7.96578428466209" calcext:value-type="float">
            <text:p>7.96578428466209</text:p>
          </table:table-cell>
          <table:table-cell table:formula="of:=ROUND([.B30]*10)" office:value-type="float" office:value="80" calcext:value-type="float">
            <text:p>80</text:p>
          </table:table-cell>
          <table:table-cell table:formula="of:=[.C30]/2" office:value-type="float" office:value="40" calcext:value-type="float">
            <text:p>40</text:p>
          </table:table-cell>
          <table:table-cell table:formula="of:=POWER([.A30];[.$D$4])" office:value-type="float" office:value="62500" calcext:value-type="float">
            <text:p>62500</text:p>
          </table:table-cell>
          <table:table-cell table:formula="of:=POWER([.B30];[.$D$4])" office:value-type="float" office:value="63.4537192697695" calcext:value-type="float">
            <text:p>63.4537192697695</text:p>
          </table:table-cell>
        </table:table-row>
        <table:table-row table:style-name="ro1">
          <table:table-cell table:formula="of:=[.A30]+10" office:value-type="float" office:value="260" calcext:value-type="float">
            <text:p>260</text:p>
          </table:table-cell>
          <table:table-cell table:formula="of:=LOG([.A31];[.$C$4])" office:value-type="float" office:value="8.02236781302845" calcext:value-type="float">
            <text:p>8.02236781302845</text:p>
          </table:table-cell>
          <table:table-cell table:formula="of:=ROUND([.B31]*10)" office:value-type="float" office:value="80" calcext:value-type="float">
            <text:p>80</text:p>
          </table:table-cell>
          <table:table-cell table:formula="of:=[.C31]/2" office:value-type="float" office:value="40" calcext:value-type="float">
            <text:p>40</text:p>
          </table:table-cell>
          <table:table-cell table:formula="of:=POWER([.A31];[.$D$4])" office:value-type="float" office:value="67600" calcext:value-type="float">
            <text:p>67600</text:p>
          </table:table-cell>
          <table:table-cell table:formula="of:=POWER([.B31];[.$D$4])" office:value-type="float" office:value="64.358385327515" calcext:value-type="float">
            <text:p>64.358385327515</text:p>
          </table:table-cell>
        </table:table-row>
        <table:table-row table:style-name="ro1">
          <table:table-cell table:formula="of:=[.A31]+10" office:value-type="float" office:value="270" calcext:value-type="float">
            <text:p>270</text:p>
          </table:table-cell>
          <table:table-cell table:formula="of:=LOG([.A32];[.$C$4])" office:value-type="float" office:value="8.07681559705083" calcext:value-type="float">
            <text:p>8.07681559705083</text:p>
          </table:table-cell>
          <table:table-cell table:formula="of:=ROUND([.B32]*10)" office:value-type="float" office:value="81" calcext:value-type="float">
            <text:p>81</text:p>
          </table:table-cell>
          <table:table-cell table:formula="of:=[.C32]/2" office:value-type="float" office:value="40.5" calcext:value-type="float">
            <text:p>40.5</text:p>
          </table:table-cell>
          <table:table-cell table:formula="of:=POWER([.A32];[.$D$4])" office:value-type="float" office:value="72900" calcext:value-type="float">
            <text:p>72900</text:p>
          </table:table-cell>
          <table:table-cell table:formula="of:=POWER([.B32];[.$D$4])" office:value-type="float" office:value="65.2349501887636" calcext:value-type="float">
            <text:p>65.2349501887636</text:p>
          </table:table-cell>
        </table:table-row>
        <table:table-row table:style-name="ro1">
          <table:table-cell table:formula="of:=[.A32]+10" office:value-type="float" office:value="280" calcext:value-type="float">
            <text:p>280</text:p>
          </table:table-cell>
          <table:table-cell table:formula="of:=LOG([.A33];[.$C$4])" office:value-type="float" office:value="8.12928301694497" calcext:value-type="float">
            <text:p>8.12928301694497</text:p>
          </table:table-cell>
          <table:table-cell table:formula="of:=ROUND([.B33]*10)" office:value-type="float" office:value="81" calcext:value-type="float">
            <text:p>81</text:p>
          </table:table-cell>
          <table:table-cell table:formula="of:=[.C33]/2" office:value-type="float" office:value="40.5" calcext:value-type="float">
            <text:p>40.5</text:p>
          </table:table-cell>
          <table:table-cell table:formula="of:=POWER([.A33];[.$D$4])" office:value-type="float" office:value="78400" calcext:value-type="float">
            <text:p>78400</text:p>
          </table:table-cell>
          <table:table-cell table:formula="of:=POWER([.B33];[.$D$4])" office:value-type="float" office:value="66.0852423695898" calcext:value-type="float">
            <text:p>66.0852423695898</text:p>
          </table:table-cell>
        </table:table-row>
        <table:table-row table:style-name="ro1">
          <table:table-cell table:formula="of:=[.A33]+10" office:value-type="float" office:value="290" calcext:value-type="float">
            <text:p>290</text:p>
          </table:table-cell>
          <table:table-cell table:formula="of:=LOG([.A34];[.$C$4])" office:value-type="float" office:value="8.17990909001493" calcext:value-type="float">
            <text:p>8.17990909001493</text:p>
          </table:table-cell>
          <table:table-cell table:formula="of:=ROUND([.B34]*10)" office:value-type="float" office:value="82" calcext:value-type="float">
            <text:p>82</text:p>
          </table:table-cell>
          <table:table-cell table:formula="of:=[.C34]/2" office:value-type="float" office:value="41" calcext:value-type="float">
            <text:p>41</text:p>
          </table:table-cell>
          <table:table-cell table:formula="of:=POWER([.A34];[.$D$4])" office:value-type="float" office:value="84100" calcext:value-type="float">
            <text:p>84100</text:p>
          </table:table-cell>
          <table:table-cell table:formula="of:=POWER([.B34];[.$D$4])" office:value-type="float" office:value="66.910912720909" calcext:value-type="float">
            <text:p>66.910912720909</text:p>
          </table:table-cell>
        </table:table-row>
        <table:table-row table:style-name="ro1">
          <table:table-cell table:formula="of:=[.A34]+10" office:value-type="float" office:value="300" calcext:value-type="float">
            <text:p>300</text:p>
          </table:table-cell>
          <table:table-cell table:formula="of:=LOG([.A35];[.$C$4])" office:value-type="float" office:value="8.22881869049588" calcext:value-type="float">
            <text:p>8.22881869049588</text:p>
          </table:table-cell>
          <table:table-cell table:formula="of:=ROUND([.B35]*10)" office:value-type="float" office:value="82" calcext:value-type="float">
            <text:p>82</text:p>
          </table:table-cell>
          <table:table-cell table:formula="of:=[.C35]/2" office:value-type="float" office:value="41" calcext:value-type="float">
            <text:p>41</text:p>
          </table:table-cell>
          <table:table-cell table:formula="of:=POWER([.A35];[.$D$4])" office:value-type="float" office:value="90000" calcext:value-type="float">
            <text:p>90000</text:p>
          </table:table-cell>
          <table:table-cell table:formula="of:=POWER([.B35];[.$D$4])" office:value-type="float" office:value="67.7134570410544" calcext:value-type="float">
            <text:p>67.7134570410544</text:p>
          </table:table-cell>
        </table:table-row>
        <table:table-row table:style-name="ro1">
          <table:table-cell table:formula="of:=[.A35]+10" office:value-type="float" office:value="310" calcext:value-type="float">
            <text:p>310</text:p>
          </table:table-cell>
          <table:table-cell table:formula="of:=LOG([.A36];[.$C$4])" office:value-type="float" office:value="8.27612440527424" calcext:value-type="float">
            <text:p>8.27612440527424</text:p>
          </table:table-cell>
          <table:table-cell table:formula="of:=ROUND([.B36]*10)" office:value-type="float" office:value="83" calcext:value-type="float">
            <text:p>83</text:p>
          </table:table-cell>
          <table:table-cell table:formula="of:=[.C36]/2" office:value-type="float" office:value="41.5" calcext:value-type="float">
            <text:p>41.5</text:p>
          </table:table-cell>
          <table:table-cell table:formula="of:=POWER([.A36];[.$D$4])" office:value-type="float" office:value="96100" calcext:value-type="float">
            <text:p>96100</text:p>
          </table:table-cell>
          <table:table-cell table:formula="of:=POWER([.B36];[.$D$4])" office:value-type="float" office:value="68.4942351715759" calcext:value-type="float">
            <text:p>68.4942351715759</text:p>
          </table:table-cell>
        </table:table-row>
        <table:table-row table:style-name="ro1">
          <table:table-cell table:formula="of:=[.A36]+10" office:value-type="float" office:value="320" calcext:value-type="float">
            <text:p>320</text:p>
          </table:table-cell>
          <table:table-cell table:formula="of:=LOG([.A37];[.$C$4])" office:value-type="float" office:value="8.32192809488736" calcext:value-type="float">
            <text:p>8.32192809488736</text:p>
          </table:table-cell>
          <table:table-cell table:formula="of:=ROUND([.B37]*10)" office:value-type="float" office:value="83" calcext:value-type="float">
            <text:p>83</text:p>
          </table:table-cell>
          <table:table-cell table:formula="of:=[.C37]/2" office:value-type="float" office:value="41.5" calcext:value-type="float">
            <text:p>41.5</text:p>
          </table:table-cell>
          <table:table-cell table:formula="of:=POWER([.A37];[.$D$4])" office:value-type="float" office:value="102400" calcext:value-type="float">
            <text:p>102400</text:p>
          </table:table-cell>
          <table:table-cell table:formula="of:=POWER([.B37];[.$D$4])" office:value-type="float" office:value="69.2544872164756" calcext:value-type="float">
            <text:p>69.2544872164756</text:p>
          </table:table-cell>
        </table:table-row>
        <table:table-row table:style-name="ro1">
          <table:table-cell table:formula="of:=[.A37]+10" office:value-type="float" office:value="330" calcext:value-type="float">
            <text:p>330</text:p>
          </table:table-cell>
          <table:table-cell table:formula="of:=LOG([.A38];[.$C$4])" office:value-type="float" office:value="8.36632221424582" calcext:value-type="float">
            <text:p>8.36632221424582</text:p>
          </table:table-cell>
          <table:table-cell table:formula="of:=ROUND([.B38]*10)" office:value-type="float" office:value="84" calcext:value-type="float">
            <text:p>84</text:p>
          </table:table-cell>
          <table:table-cell table:formula="of:=[.C38]/2" office:value-type="float" office:value="42" calcext:value-type="float">
            <text:p>42</text:p>
          </table:table-cell>
          <table:table-cell table:formula="of:=POWER([.A38];[.$D$4])" office:value-type="float" office:value="108900" calcext:value-type="float">
            <text:p>108900</text:p>
          </table:table-cell>
          <table:table-cell table:formula="of:=POWER([.B38];[.$D$4])" office:value-type="float" office:value="69.995347392583" calcext:value-type="float">
            <text:p>69.995347392583</text:p>
          </table:table-cell>
        </table:table-row>
        <table:table-row table:style-name="ro1">
          <table:table-cell table:formula="of:=[.A38]+10" office:value-type="float" office:value="340" calcext:value-type="float">
            <text:p>340</text:p>
          </table:table-cell>
          <table:table-cell table:formula="of:=LOG([.A39];[.$C$4])" office:value-type="float" office:value="8.4093909361377" calcext:value-type="float">
            <text:p>8.4093909361377</text:p>
          </table:table-cell>
          <table:table-cell table:formula="of:=ROUND([.B39]*10)" office:value-type="float" office:value="84" calcext:value-type="float">
            <text:p>84</text:p>
          </table:table-cell>
          <table:table-cell table:formula="of:=[.C39]/2" office:value-type="float" office:value="42" calcext:value-type="float">
            <text:p>42</text:p>
          </table:table-cell>
          <table:table-cell table:formula="of:=POWER([.A39];[.$D$4])" office:value-type="float" office:value="115600" calcext:value-type="float">
            <text:p>115600</text:p>
          </table:table-cell>
          <table:table-cell table:formula="of:=POWER([.B39];[.$D$4])" office:value-type="float" office:value="70.717855916795" calcext:value-type="float">
            <text:p>70.717855916795</text:p>
          </table:table-cell>
        </table:table-row>
        <table:table-row table:style-name="ro1">
          <table:table-cell table:formula="of:=[.A39]+10" office:value-type="float" office:value="350" calcext:value-type="float">
            <text:p>350</text:p>
          </table:table-cell>
          <table:table-cell table:formula="of:=LOG([.A40];[.$C$4])" office:value-type="float" office:value="8.45121111183233" calcext:value-type="float">
            <text:p>8.45121111183233</text:p>
          </table:table-cell>
          <table:table-cell table:formula="of:=ROUND([.B40]*10)" office:value-type="float" office:value="85" calcext:value-type="float">
            <text:p>85</text:p>
          </table:table-cell>
          <table:table-cell table:formula="of:=[.C40]/2" office:value-type="float" office:value="42.5" calcext:value-type="float">
            <text:p>42.5</text:p>
          </table:table-cell>
          <table:table-cell table:formula="of:=POWER([.A40];[.$D$4])" office:value-type="float" office:value="122500" calcext:value-type="float">
            <text:p>122500</text:p>
          </table:table-cell>
          <table:table-cell table:formula="of:=POWER([.B40];[.$D$4])" office:value-type="float" office:value="71.4229692567582" calcext:value-type="float">
            <text:p>71.4229692567582</text:p>
          </table:table-cell>
        </table:table-row>
        <table:table-row table:style-name="ro1">
          <table:table-cell table:formula="of:=[.A40]+10" office:value-type="float" office:value="360" calcext:value-type="float">
            <text:p>360</text:p>
          </table:table-cell>
          <table:table-cell table:formula="of:=LOG([.A41];[.$C$4])" office:value-type="float" office:value="8.49185309632968" calcext:value-type="float">
            <text:p>8.49185309632968</text:p>
          </table:table-cell>
          <table:table-cell table:formula="of:=ROUND([.B41]*10)" office:value-type="float" office:value="85" calcext:value-type="float">
            <text:p>85</text:p>
          </table:table-cell>
          <table:table-cell table:formula="of:=[.C41]/2" office:value-type="float" office:value="42.5" calcext:value-type="float">
            <text:p>42.5</text:p>
          </table:table-cell>
          <table:table-cell table:formula="of:=POWER([.A41];[.$D$4])" office:value-type="float" office:value="129600" calcext:value-type="float">
            <text:p>129600</text:p>
          </table:table-cell>
          <table:table-cell table:formula="of:=POWER([.B41];[.$D$4])" office:value-type="float" office:value="72.1115690096439" calcext:value-type="float">
            <text:p>72.1115690096439</text:p>
          </table:table-cell>
        </table:table-row>
        <table:table-row table:style-name="ro1">
          <table:table-cell table:formula="of:=[.A41]+10" office:value-type="float" office:value="370" calcext:value-type="float">
            <text:p>370</text:p>
          </table:table-cell>
          <table:table-cell table:formula="of:=LOG([.A42];[.$C$4])" office:value-type="float" office:value="8.53138146051631" calcext:value-type="float">
            <text:p>8.53138146051631</text:p>
          </table:table-cell>
          <table:table-cell table:formula="of:=ROUND([.B42]*10)" office:value-type="float" office:value="85" calcext:value-type="float">
            <text:p>85</text:p>
          </table:table-cell>
          <table:table-cell table:formula="of:=[.C42]/2" office:value-type="float" office:value="42.5" calcext:value-type="float">
            <text:p>42.5</text:p>
          </table:table-cell>
          <table:table-cell table:formula="of:=POWER([.A42];[.$D$4])" office:value-type="float" office:value="136900" calcext:value-type="float">
            <text:p>136900</text:p>
          </table:table-cell>
          <table:table-cell table:formula="of:=POWER([.B42];[.$D$4])" office:value-type="float" office:value="72.7844696248414" calcext:value-type="float">
            <text:p>72.7844696248414</text:p>
          </table:table-cell>
        </table:table-row>
        <table:table-row table:style-name="ro1">
          <table:table-cell table:formula="of:=[.A42]+10" office:value-type="float" office:value="380" calcext:value-type="float">
            <text:p>380</text:p>
          </table:table-cell>
          <table:table-cell table:formula="of:=LOG([.A43];[.$C$4])" office:value-type="float" office:value="8.56985560833095" calcext:value-type="float">
            <text:p>8.56985560833095</text:p>
          </table:table-cell>
          <table:table-cell table:formula="of:=ROUND([.B43]*10)" office:value-type="float" office:value="86" calcext:value-type="float">
            <text:p>86</text:p>
          </table:table-cell>
          <table:table-cell table:formula="of:=[.C43]/2" office:value-type="float" office:value="43" calcext:value-type="float">
            <text:p>43</text:p>
          </table:table-cell>
          <table:table-cell table:formula="of:=POWER([.A43];[.$D$4])" office:value-type="float" office:value="144400" calcext:value-type="float">
            <text:p>144400</text:p>
          </table:table-cell>
          <table:table-cell table:formula="of:=POWER([.B43];[.$D$4])" office:value-type="float" office:value="73.4424251476414" calcext:value-type="float">
            <text:p>73.4424251476414</text:p>
          </table:table-cell>
        </table:table-row>
        <table:table-row table:style-name="ro1">
          <table:table-cell table:formula="of:=[.A43]+10" office:value-type="float" office:value="390" calcext:value-type="float">
            <text:p>390</text:p>
          </table:table-cell>
          <table:table-cell table:formula="of:=LOG([.A44];[.$C$4])" office:value-type="float" office:value="8.60733031374961" calcext:value-type="float">
            <text:p>8.60733031374961</text:p>
          </table:table-cell>
          <table:table-cell table:formula="of:=ROUND([.B44]*10)" office:value-type="float" office:value="86" calcext:value-type="float">
            <text:p>86</text:p>
          </table:table-cell>
          <table:table-cell table:formula="of:=[.C44]/2" office:value-type="float" office:value="43" calcext:value-type="float">
            <text:p>43</text:p>
          </table:table-cell>
          <table:table-cell table:formula="of:=POWER([.A44];[.$D$4])" office:value-type="float" office:value="152100" calcext:value-type="float">
            <text:p>152100</text:p>
          </table:table-cell>
          <table:table-cell table:formula="of:=POWER([.B44];[.$D$4])" office:value-type="float" office:value="74.086135129993" calcext:value-type="float">
            <text:p>74.086135129993</text:p>
          </table:table-cell>
        </table:table-row>
        <table:table-row table:style-name="ro1">
          <table:table-cell table:formula="of:=[.A44]+10" office:value-type="float" office:value="400" calcext:value-type="float">
            <text:p>400</text:p>
          </table:table-cell>
          <table:table-cell table:formula="of:=LOG([.A45];[.$C$4])" office:value-type="float" office:value="8.64385618977473" calcext:value-type="float">
            <text:p>8.64385618977473</text:p>
          </table:table-cell>
          <table:table-cell table:formula="of:=ROUND([.B45]*10)" office:value-type="float" office:value="86" calcext:value-type="float">
            <text:p>86</text:p>
          </table:table-cell>
          <table:table-cell table:formula="of:=[.C45]/2" office:value-type="float" office:value="43" calcext:value-type="float">
            <text:p>43</text:p>
          </table:table-cell>
          <table:table-cell table:formula="of:=POWER([.A45];[.$D$4])" office:value-type="float" office:value="160000" calcext:value-type="float">
            <text:p>160000</text:p>
          </table:table-cell>
          <table:table-cell table:formula="of:=POWER([.B45];[.$D$4])" office:value-type="float" office:value="74.7162498295068" calcext:value-type="float">
            <text:p>74.7162498295068</text:p>
          </table:table-cell>
        </table:table-row>
        <table:table-row table:style-name="ro1">
          <table:table-cell table:formula="of:=[.A45]+10" office:value-type="float" office:value="410" calcext:value-type="float">
            <text:p>410</text:p>
          </table:table-cell>
          <table:table-cell table:formula="of:=LOG([.A46];[.$C$4])" office:value-type="float" office:value="8.67948009950545" calcext:value-type="float">
            <text:p>8.67948009950545</text:p>
          </table:table-cell>
          <table:table-cell table:formula="of:=ROUND([.B46]*10)" office:value-type="float" office:value="87" calcext:value-type="float">
            <text:p>87</text:p>
          </table:table-cell>
          <table:table-cell table:formula="of:=[.C46]/2" office:value-type="float" office:value="43.5" calcext:value-type="float">
            <text:p>43.5</text:p>
          </table:table-cell>
          <table:table-cell table:formula="of:=POWER([.A46];[.$D$4])" office:value-type="float" office:value="168100" calcext:value-type="float">
            <text:p>168100</text:p>
          </table:table-cell>
          <table:table-cell table:formula="of:=POWER([.B46];[.$D$4])" office:value-type="float" office:value="75.3333747977111" calcext:value-type="float">
            <text:p>75.3333747977111</text:p>
          </table:table-cell>
        </table:table-row>
        <table:table-row table:style-name="ro1">
          <table:table-cell table:formula="of:=[.A46]+10" office:value-type="float" office:value="420" calcext:value-type="float">
            <text:p>420</text:p>
          </table:table-cell>
          <table:table-cell table:formula="of:=LOG([.A47];[.$C$4])" office:value-type="float" office:value="8.71424551766612" calcext:value-type="float">
            <text:p>8.71424551766612</text:p>
          </table:table-cell>
          <table:table-cell table:formula="of:=ROUND([.B47]*10)" office:value-type="float" office:value="87" calcext:value-type="float">
            <text:p>87</text:p>
          </table:table-cell>
          <table:table-cell table:formula="of:=[.C47]/2" office:value-type="float" office:value="43.5" calcext:value-type="float">
            <text:p>43.5</text:p>
          </table:table-cell>
          <table:table-cell table:formula="of:=POWER([.A47];[.$D$4])" office:value-type="float" office:value="176400" calcext:value-type="float">
            <text:p>176400</text:p>
          </table:table-cell>
          <table:table-cell table:formula="of:=POWER([.B47];[.$D$4])" office:value-type="float" office:value="75.9380749421641" calcext:value-type="float">
            <text:p>75.9380749421641</text:p>
          </table:table-cell>
        </table:table-row>
        <table:table-row table:style-name="ro1">
          <table:table-cell table:formula="of:=[.A47]+10" office:value-type="float" office:value="430" calcext:value-type="float">
            <text:p>430</text:p>
          </table:table-cell>
          <table:table-cell table:formula="of:=LOG([.A48];[.$C$4])" office:value-type="float" office:value="8.74819284958946" calcext:value-type="float">
            <text:p>8.74819284958946</text:p>
          </table:table-cell>
          <table:table-cell table:formula="of:=ROUND([.B48]*10)" office:value-type="float" office:value="87" calcext:value-type="float">
            <text:p>87</text:p>
          </table:table-cell>
          <table:table-cell table:formula="of:=[.C48]/2" office:value-type="float" office:value="43.5" calcext:value-type="float">
            <text:p>43.5</text:p>
          </table:table-cell>
          <table:table-cell table:formula="of:=POWER([.A48];[.$D$4])" office:value-type="float" office:value="184900" calcext:value-type="float">
            <text:p>184900</text:p>
          </table:table-cell>
          <table:table-cell table:formula="of:=POWER([.B48];[.$D$4])" office:value-type="float" office:value="76.5308781336082" calcext:value-type="float">
            <text:p>76.5308781336082</text:p>
          </table:table-cell>
        </table:table-row>
        <table:table-row table:style-name="ro1">
          <table:table-cell table:formula="of:=[.A48]+10" office:value-type="float" office:value="440" calcext:value-type="float">
            <text:p>440</text:p>
          </table:table-cell>
          <table:table-cell table:formula="of:=LOG([.A49];[.$C$4])" office:value-type="float" office:value="8.78135971352466" calcext:value-type="float">
            <text:p>8.78135971352466</text:p>
          </table:table-cell>
          <table:table-cell table:formula="of:=ROUND([.B49]*10)" office:value-type="float" office:value="88" calcext:value-type="float">
            <text:p>88</text:p>
          </table:table-cell>
          <table:table-cell table:formula="of:=[.C49]/2" office:value-type="float" office:value="44" calcext:value-type="float">
            <text:p>44</text:p>
          </table:table-cell>
          <table:table-cell table:formula="of:=POWER([.A49];[.$D$4])" office:value-type="float" office:value="193600" calcext:value-type="float">
            <text:p>193600</text:p>
          </table:table-cell>
          <table:table-cell table:formula="of:=POWER([.B49];[.$D$4])" office:value-type="float" office:value="77.1122784183139" calcext:value-type="float">
            <text:p>77.1122784183139</text:p>
          </table:table-cell>
        </table:table-row>
        <table:table-row table:style-name="ro1">
          <table:table-cell table:formula="of:=[.A49]+10" office:value-type="float" office:value="450" calcext:value-type="float">
            <text:p>450</text:p>
          </table:table-cell>
          <table:table-cell table:formula="of:=LOG([.A50];[.$C$4])" office:value-type="float" office:value="8.81378119121704" calcext:value-type="float">
            <text:p>8.81378119121704</text:p>
          </table:table-cell>
          <table:table-cell table:formula="of:=ROUND([.B50]*10)" office:value-type="float" office:value="88" calcext:value-type="float">
            <text:p>88</text:p>
          </table:table-cell>
          <table:table-cell table:formula="of:=[.C50]/2" office:value-type="float" office:value="44" calcext:value-type="float">
            <text:p>44</text:p>
          </table:table-cell>
          <table:table-cell table:formula="of:=POWER([.A50];[.$D$4])" office:value-type="float" office:value="202500" calcext:value-type="float">
            <text:p>202500</text:p>
          </table:table-cell>
          <table:table-cell table:formula="of:=POWER([.B50];[.$D$4])" office:value-type="float" office:value="77.6827388866512" calcext:value-type="float">
            <text:p>77.6827388866512</text:p>
          </table:table-cell>
        </table:table-row>
        <table:table-row table:style-name="ro1">
          <table:table-cell table:formula="of:=[.A50]+10" office:value-type="float" office:value="460" calcext:value-type="float">
            <text:p>460</text:p>
          </table:table-cell>
          <table:table-cell table:formula="of:=LOG([.A51];[.$C$4])" office:value-type="float" office:value="8.84549005094438" calcext:value-type="float">
            <text:p>8.84549005094438</text:p>
          </table:table-cell>
          <table:table-cell table:formula="of:=ROUND([.B51]*10)" office:value-type="float" office:value="88" calcext:value-type="float">
            <text:p>88</text:p>
          </table:table-cell>
          <table:table-cell table:formula="of:=[.C51]/2" office:value-type="float" office:value="44" calcext:value-type="float">
            <text:p>44</text:p>
          </table:table-cell>
          <table:table-cell table:formula="of:=POWER([.A51];[.$D$4])" office:value-type="float" office:value="211600" calcext:value-type="float">
            <text:p>211600</text:p>
          </table:table-cell>
          <table:table-cell table:formula="of:=POWER([.B51];[.$D$4])" office:value-type="float" office:value="78.2426942413559" calcext:value-type="float">
            <text:p>78.2426942413559</text:p>
          </table:table-cell>
        </table:table-row>
        <table:table-row table:style-name="ro1">
          <table:table-cell table:formula="of:=[.A51]+10" office:value-type="float" office:value="470" calcext:value-type="float">
            <text:p>470</text:p>
          </table:table-cell>
          <table:table-cell table:formula="of:=LOG([.A52];[.$C$4])" office:value-type="float" office:value="8.876516946565" calcext:value-type="float">
            <text:p>8.876516946565</text:p>
          </table:table-cell>
          <table:table-cell table:formula="of:=ROUND([.B52]*10)" office:value-type="float" office:value="89" calcext:value-type="float">
            <text:p>89</text:p>
          </table:table-cell>
          <table:table-cell table:formula="of:=[.C52]/2" office:value-type="float" office:value="44.5" calcext:value-type="float">
            <text:p>44.5</text:p>
          </table:table-cell>
          <table:table-cell table:formula="of:=POWER([.A52];[.$D$4])" office:value-type="float" office:value="220900" calcext:value-type="float">
            <text:p>220900</text:p>
          </table:table-cell>
          <table:table-cell table:formula="of:=POWER([.B52];[.$D$4])" office:value-type="float" office:value="78.7925531026556" calcext:value-type="float">
            <text:p>78.7925531026556</text:p>
          </table:table-cell>
        </table:table-row>
        <table:table-row table:style-name="ro1">
          <table:table-cell table:formula="of:=[.A52]+10" office:value-type="float" office:value="480" calcext:value-type="float">
            <text:p>480</text:p>
          </table:table-cell>
          <table:table-cell table:formula="of:=LOG([.A53];[.$C$4])" office:value-type="float" office:value="8.90689059560852" calcext:value-type="float">
            <text:p>8.90689059560852</text:p>
          </table:table-cell>
          <table:table-cell table:formula="of:=ROUND([.B53]*10)" office:value-type="float" office:value="89" calcext:value-type="float">
            <text:p>89</text:p>
          </table:table-cell>
          <table:table-cell table:formula="of:=[.C53]/2" office:value-type="float" office:value="44.5" calcext:value-type="float">
            <text:p>44.5</text:p>
          </table:table-cell>
          <table:table-cell table:formula="of:=POWER([.A53];[.$D$4])" office:value-type="float" office:value="230400" calcext:value-type="float">
            <text:p>230400</text:p>
          </table:table-cell>
          <table:table-cell table:formula="of:=POWER([.B53];[.$D$4])" office:value-type="float" office:value="79.3327000821395" calcext:value-type="float">
            <text:p>79.3327000821395</text:p>
          </table:table-cell>
        </table:table-row>
        <table:table-row table:style-name="ro1">
          <table:table-cell table:formula="of:=[.A53]+10" office:value-type="float" office:value="490" calcext:value-type="float">
            <text:p>490</text:p>
          </table:table-cell>
          <table:table-cell table:formula="of:=LOG([.A54];[.$C$4])" office:value-type="float" office:value="8.93663793900257" calcext:value-type="float">
            <text:p>8.93663793900257</text:p>
          </table:table-cell>
          <table:table-cell table:formula="of:=ROUND([.B54]*10)" office:value-type="float" office:value="89" calcext:value-type="float">
            <text:p>89</text:p>
          </table:table-cell>
          <table:table-cell table:formula="of:=[.C54]/2" office:value-type="float" office:value="44.5" calcext:value-type="float">
            <text:p>44.5</text:p>
          </table:table-cell>
          <table:table-cell table:formula="of:=POWER([.A54];[.$D$4])" office:value-type="float" office:value="240100" calcext:value-type="float">
            <text:p>240100</text:p>
          </table:table-cell>
          <table:table-cell table:formula="of:=POWER([.B54];[.$D$4])" office:value-type="float" office:value="79.8634976528201" calcext:value-type="float">
            <text:p>79.8634976528201</text:p>
          </table:table-cell>
        </table:table-row>
        <table:table-row table:style-name="ro1">
          <table:table-cell table:formula="of:=[.A54]+10" office:value-type="float" office:value="500" calcext:value-type="float">
            <text:p>500</text:p>
          </table:table-cell>
          <table:table-cell table:formula="of:=LOG([.A55];[.$C$4])" office:value-type="float" office:value="8.96578428466209" calcext:value-type="float">
            <text:p>8.96578428466209</text:p>
          </table:table-cell>
          <table:table-cell table:formula="of:=ROUND([.B55]*10)" office:value-type="float" office:value="90" calcext:value-type="float">
            <text:p>90</text:p>
          </table:table-cell>
          <table:table-cell table:formula="of:=[.C55]/2" office:value-type="float" office:value="45" calcext:value-type="float">
            <text:p>45</text:p>
          </table:table-cell>
          <table:table-cell table:formula="of:=POWER([.A55];[.$D$4])" office:value-type="float" office:value="250000" calcext:value-type="float">
            <text:p>250000</text:p>
          </table:table-cell>
          <table:table-cell table:formula="of:=POWER([.B55];[.$D$4])" office:value-type="float" office:value="80.3852878390937" calcext:value-type="float">
            <text:p>80.3852878390937</text:p>
          </table:table-cell>
        </table:table-row>
        <table:table-row table:style-name="ro1">
          <table:table-cell table:formula="of:=[.A55]+10" office:value-type="float" office:value="510" calcext:value-type="float">
            <text:p>510</text:p>
          </table:table-cell>
          <table:table-cell table:formula="of:=LOG([.A56];[.$C$4])" office:value-type="float" office:value="8.99435343685886" calcext:value-type="float">
            <text:p>8.99435343685886</text:p>
          </table:table-cell>
          <table:table-cell table:formula="of:=ROUND([.B56]*10)" office:value-type="float" office:value="90" calcext:value-type="float">
            <text:p>90</text:p>
          </table:table-cell>
          <table:table-cell table:formula="of:=[.C56]/2" office:value-type="float" office:value="45" calcext:value-type="float">
            <text:p>45</text:p>
          </table:table-cell>
          <table:table-cell table:formula="of:=POWER([.A56];[.$D$4])" office:value-type="float" office:value="260100" calcext:value-type="float">
            <text:p>260100</text:p>
          </table:table-cell>
          <table:table-cell table:formula="of:=POWER([.B56];[.$D$4])" office:value-type="float" office:value="80.8983937471348" calcext:value-type="float">
            <text:p>80.8983937471348</text:p>
          </table:table-cell>
        </table:table-row>
        <table:table-row table:style-name="ro1">
          <table:table-cell table:formula="of:=[.A56]+10" office:value-type="float" office:value="520" calcext:value-type="float">
            <text:p>520</text:p>
          </table:table-cell>
          <table:table-cell table:formula="of:=LOG([.A57];[.$C$4])" office:value-type="float" office:value="9.02236781302845" calcext:value-type="float">
            <text:p>9.02236781302845</text:p>
          </table:table-cell>
          <table:table-cell table:formula="of:=ROUND([.B57]*10)" office:value-type="float" office:value="90" calcext:value-type="float">
            <text:p>90</text:p>
          </table:table-cell>
          <table:table-cell table:formula="of:=[.C57]/2" office:value-type="float" office:value="45" calcext:value-type="float">
            <text:p>45</text:p>
          </table:table-cell>
          <table:table-cell table:formula="of:=POWER([.A57];[.$D$4])" office:value-type="float" office:value="270400" calcext:value-type="float">
            <text:p>270400</text:p>
          </table:table-cell>
          <table:table-cell table:formula="of:=POWER([.B57];[.$D$4])" office:value-type="float" office:value="81.4031209535719" calcext:value-type="float">
            <text:p>81.4031209535719</text:p>
          </table:table-cell>
        </table:table-row>
        <table:table-row table:style-name="ro1">
          <table:table-cell table:formula="of:=[.A57]+10" office:value-type="float" office:value="530" calcext:value-type="float">
            <text:p>530</text:p>
          </table:table-cell>
          <table:table-cell table:formula="of:=LOG([.A58];[.$C$4])" office:value-type="float" office:value="9.04984854945056" calcext:value-type="float">
            <text:p>9.04984854945056</text:p>
          </table:table-cell>
          <table:table-cell table:formula="of:=ROUND([.B58]*10)" office:value-type="float" office:value="90" calcext:value-type="float">
            <text:p>90</text:p>
          </table:table-cell>
          <table:table-cell table:formula="of:=[.C58]/2" office:value-type="float" office:value="45" calcext:value-type="float">
            <text:p>45</text:p>
          </table:table-cell>
          <table:table-cell table:formula="of:=POWER([.A58];[.$D$4])" office:value-type="float" office:value="280900" calcext:value-type="float">
            <text:p>280900</text:p>
          </table:table-cell>
          <table:table-cell table:formula="of:=POWER([.B58];[.$D$4])" office:value-type="float" office:value="81.8997587679925" calcext:value-type="float">
            <text:p>81.8997587679925</text:p>
          </table:table-cell>
        </table:table-row>
        <table:table-row table:style-name="ro1">
          <table:table-cell table:formula="of:=[.A58]+10" office:value-type="float" office:value="540" calcext:value-type="float">
            <text:p>540</text:p>
          </table:table-cell>
          <table:table-cell table:formula="of:=LOG([.A59];[.$C$4])" office:value-type="float" office:value="9.07681559705083" calcext:value-type="float">
            <text:p>9.07681559705083</text:p>
          </table:table-cell>
          <table:table-cell table:formula="of:=ROUND([.B59]*10)" office:value-type="float" office:value="91" calcext:value-type="float">
            <text:p>91</text:p>
          </table:table-cell>
          <table:table-cell table:formula="of:=[.C59]/2" office:value-type="float" office:value="45.5" calcext:value-type="float">
            <text:p>45.5</text:p>
          </table:table-cell>
          <table:table-cell table:formula="of:=POWER([.A59];[.$D$4])" office:value-type="float" office:value="291600" calcext:value-type="float">
            <text:p>291600</text:p>
          </table:table-cell>
          <table:table-cell table:formula="of:=POWER([.B59];[.$D$4])" office:value-type="float" office:value="82.3885813828652" calcext:value-type="float">
            <text:p>82.3885813828652</text:p>
          </table:table-cell>
        </table:table-row>
        <table:table-row table:style-name="ro1">
          <table:table-cell table:formula="of:=[.A59]+10" office:value-type="float" office:value="550" calcext:value-type="float">
            <text:p>550</text:p>
          </table:table-cell>
          <table:table-cell table:formula="of:=LOG([.A60];[.$C$4])" office:value-type="float" office:value="9.10328780841202" calcext:value-type="float">
            <text:p>9.10328780841202</text:p>
          </table:table-cell>
          <table:table-cell table:formula="of:=ROUND([.B60]*10)" office:value-type="float" office:value="91" calcext:value-type="float">
            <text:p>91</text:p>
          </table:table-cell>
          <table:table-cell table:formula="of:=[.C60]/2" office:value-type="float" office:value="45.5" calcext:value-type="float">
            <text:p>45.5</text:p>
          </table:table-cell>
          <table:table-cell table:formula="of:=POWER([.A60];[.$D$4])" office:value-type="float" office:value="302500" calcext:value-type="float">
            <text:p>302500</text:p>
          </table:table-cell>
          <table:table-cell table:formula="of:=POWER([.B60];[.$D$4])" office:value-type="float" office:value="82.8698489227829" calcext:value-type="float">
            <text:p>82.8698489227829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POWER([.B61];[.$D$4])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181.36mm" svg:y="5.53mm">
            <draw:object draw:notify-on-update-of-ranges="Sheet2.B3:Sheet2.B100 Sheet2.D3:Sheet2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LOG([.B3];[.$C$1])" office:value-type="float" office:value="0" calcext:value-type="float">
            <text:p>0</text:p>
          </table:table-cell>
          <table:table-cell table:formula="of:=[.$D$1]*TANH([.$E$1]*([.B3]+[.$F$1]))" office:value-type="float" office:value="-0.895692873843164" calcext:value-type="float">
            <text:p>-0.895692873843164</text:p>
          </table:table-cell>
          <table:table-cell table:formula="of:=[.C3]+1" office:value-type="float" office:value="1" calcext:value-type="float">
            <text:p>1</text:p>
          </table:table-cell>
          <table:table-cell/>
          <table:table-cell table:formula="of:=[.D3]+[.$H$1]" office:value-type="float" office:value="1.10430712615684" calcext:value-type="float">
            <text:p>1.10430712615684</text:p>
          </table:table-cell>
          <table:table-cell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table:formula="of:=LOG([.B4];[.$C$1])" office:value-type="float" office:value="0.163151219683511" calcext:value-type="float">
            <text:p>0.163151219683511</text:p>
          </table:table-cell>
          <table:table-cell table:formula="of:=[.$D$1]*TANH([.$E$1]*([.B4]+[.$F$1]))" office:value-type="float" office:value="-0.885351648202263" calcext:value-type="float">
            <text:p>-0.885351648202263</text:p>
          </table:table-cell>
          <table:table-cell table:formula="of:=[.C4]+1" office:value-type="float" office:value="1.16315121968351" calcext:value-type="float">
            <text:p>1.16315121968351</text:p>
          </table:table-cell>
          <table:table-cell/>
          <table:table-cell table:formula="of:=[.D4]+[.$H$1]" office:value-type="float" office:value="1.11464835179774" calcext:value-type="float">
            <text:p>1.11464835179774</text:p>
          </table:table-cell>
          <table:table-cell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formula="of:=LOG([.B5];[.$C$1])" office:value-type="float" office:value="0.258588565145284" calcext:value-type="float">
            <text:p>0.258588565145284</text:p>
          </table:table-cell>
          <table:table-cell table:formula="of:=[.$D$1]*TANH([.$E$1]*([.B5]+[.$F$1]))" office:value-type="float" office:value="-0.874053287886007" calcext:value-type="float">
            <text:p>-0.874053287886007</text:p>
          </table:table-cell>
          <table:table-cell table:formula="of:=[.C5]+1" office:value-type="float" office:value="1.25858856514528" calcext:value-type="float">
            <text:p>1.25858856514528</text:p>
          </table:table-cell>
          <table:table-cell/>
          <table:table-cell table:formula="of:=[.D5]+[.$H$1]" office:value-type="float" office:value="1.12594671211399" calcext:value-type="float">
            <text:p>1.12594671211399</text:p>
          </table:table-cell>
          <table:table-cell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formula="of:=LOG([.B6];[.$C$1])" office:value-type="float" office:value="0.326302439367022" calcext:value-type="float">
            <text:p>0.326302439367022</text:p>
          </table:table-cell>
          <table:table-cell table:formula="of:=[.$D$1]*TANH([.$E$1]*([.B6]+[.$F$1]))" office:value-type="float" office:value="-0.861723159313306" calcext:value-type="float">
            <text:p>-0.861723159313306</text:p>
          </table:table-cell>
          <table:table-cell table:formula="of:=[.C6]+1" office:value-type="float" office:value="1.32630243936702" calcext:value-type="float">
            <text:p>1.32630243936702</text:p>
          </table:table-cell>
          <table:table-cell/>
          <table:table-cell table:formula="of:=[.D6]+[.$H$1]" office:value-type="float" office:value="1.13827684068669" calcext:value-type="float">
            <text:p>1.13827684068669</text:p>
          </table:table-cell>
          <table:table-cell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formula="of:=LOG([.B7];[.$C$1])" office:value-type="float" office:value="0.378825400698284" calcext:value-type="float">
            <text:p>0.378825400698284</text:p>
          </table:table-cell>
          <table:table-cell table:formula="of:=[.$D$1]*TANH([.$E$1]*([.B7]+[.$F$1]))" office:value-type="float" office:value="-0.848283639957513" calcext:value-type="float">
            <text:p>-0.848283639957513</text:p>
          </table:table-cell>
          <table:table-cell table:formula="of:=[.C7]+1" office:value-type="float" office:value="1.37882540069828" calcext:value-type="float">
            <text:p>1.37882540069828</text:p>
          </table:table-cell>
          <table:table-cell/>
          <table:table-cell table:formula="of:=[.D7]+[.$H$1]" office:value-type="float" office:value="1.15171636004249" calcext:value-type="float">
            <text:p>1.15171636004249</text:p>
          </table:table-cell>
          <table:table-cell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formula="of:=LOG([.B8];[.$C$1])" office:value-type="float" office:value="0.421739784828795" calcext:value-type="float">
            <text:p>0.421739784828795</text:p>
          </table:table-cell>
          <table:table-cell table:formula="of:=[.$D$1]*TANH([.$E$1]*([.B8]+[.$F$1]))" office:value-type="float" office:value="-0.833654607012155" calcext:value-type="float">
            <text:p>-0.833654607012155</text:p>
          </table:table-cell>
          <table:table-cell table:formula="of:=[.C8]+1" office:value-type="float" office:value="1.42173978482879" calcext:value-type="float">
            <text:p>1.42173978482879</text:p>
          </table:table-cell>
          <table:table-cell/>
          <table:table-cell table:formula="of:=[.D8]+[.$H$1]" office:value-type="float" office:value="1.16634539298784" calcext:value-type="float">
            <text:p>1.16634539298784</text:p>
          </table:table-cell>
          <table:table-cell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formula="of:=LOG([.B9];[.$C$1])" office:value-type="float" office:value="0.458023379618205" calcext:value-type="float">
            <text:p>0.458023379618205</text:p>
          </table:table-cell>
          <table:table-cell table:formula="of:=[.$D$1]*TANH([.$E$1]*([.B9]+[.$F$1]))" office:value-type="float" office:value="-0.817754077970288" calcext:value-type="float">
            <text:p>-0.817754077970288</text:p>
          </table:table-cell>
          <table:table-cell table:formula="of:=[.C9]+1" office:value-type="float" office:value="1.45802337961821" calcext:value-type="float">
            <text:p>1.45802337961821</text:p>
          </table:table-cell>
          <table:table-cell/>
          <table:table-cell table:formula="of:=[.D9]+[.$H$1]" office:value-type="float" office:value="1.18224592202971" calcext:value-type="float">
            <text:p>1.18224592202971</text:p>
          </table:table-cell>
          <table:table-cell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formula="of:=LOG([.B10];[.$C$1])" office:value-type="float" office:value="0.489453659050532" calcext:value-type="float">
            <text:p>0.489453659050532</text:p>
          </table:table-cell>
          <table:table-cell table:formula="of:=[.$D$1]*TANH([.$E$1]*([.B10]+[.$F$1]))" office:value-type="float" office:value="-0.80049902176063" calcext:value-type="float">
            <text:p>-0.80049902176063</text:p>
          </table:table-cell>
          <table:table-cell table:formula="of:=[.C10]+1" office:value-type="float" office:value="1.48945365905053" calcext:value-type="float">
            <text:p>1.48945365905053</text:p>
          </table:table-cell>
          <table:table-cell/>
          <table:table-cell table:formula="of:=[.D10]+[.$H$1]" office:value-type="float" office:value="1.19950097823937" calcext:value-type="float">
            <text:p>1.19950097823937</text:p>
          </table:table-cell>
          <table:table-cell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formula="of:=LOG([.B11];[.$C$1])" office:value-type="float" office:value="0.517177130290568" calcext:value-type="float">
            <text:p>0.517177130290568</text:p>
          </table:table-cell>
          <table:table-cell table:formula="of:=[.$D$1]*TANH([.$E$1]*([.B11]+[.$F$1]))" office:value-type="float" office:value="-0.781806357608774" calcext:value-type="float">
            <text:p>-0.781806357608774</text:p>
          </table:table-cell>
          <table:table-cell table:formula="of:=[.C11]+1" office:value-type="float" office:value="1.51717713029057" calcext:value-type="float">
            <text:p>1.51717713029057</text:p>
          </table:table-cell>
          <table:table-cell/>
          <table:table-cell table:formula="of:=[.D11]+[.$H$1]" office:value-type="float" office:value="1.21819364239123" calcext:value-type="float">
            <text:p>1.21819364239123</text:p>
          </table:table-cell>
          <table:table-cell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formula="of:=LOG([.B12];[.$C$1])" office:value-type="float" office:value="0.541976620381795" calcext:value-type="float">
            <text:p>0.541976620381795</text:p>
          </table:table-cell>
          <table:table-cell table:formula="of:=[.$D$1]*TANH([.$E$1]*([.B12]+[.$F$1]))" office:value-type="float" office:value="-0.761594155955765" calcext:value-type="float">
            <text:p>-0.761594155955765</text:p>
          </table:table-cell>
          <table:table-cell table:formula="of:=[.C12]+1" office:value-type="float" office:value="1.54197662038179" calcext:value-type="float">
            <text:p>1.54197662038179</text:p>
          </table:table-cell>
          <table:table-cell/>
          <table:table-cell table:formula="of:=[.D12]+[.$H$1]" office:value-type="float" office:value="1.23840584404424" calcext:value-type="float">
            <text:p>1.23840584404424</text:p>
          </table:table-cell>
          <table:table-cell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formula="of:=LOG([.B13];[.$C$1])" office:value-type="float" office:value="0.564410487992377" calcext:value-type="float">
            <text:p>0.564410487992377</text:p>
          </table:table-cell>
          <table:table-cell table:formula="of:=[.$D$1]*TANH([.$E$1]*([.B13]+[.$F$1]))" office:value-type="float" office:value="-0.739783051274004" calcext:value-type="float">
            <text:p>-0.739783051274004</text:p>
          </table:table-cell>
          <table:table-cell table:formula="of:=[.C13]+1" office:value-type="float" office:value="1.56441048799238" calcext:value-type="float">
            <text:p>1.56441048799238</text:p>
          </table:table-cell>
          <table:table-cell/>
          <table:table-cell table:formula="of:=[.D13]+[.$H$1]" office:value-type="float" office:value="1.260216948726" calcext:value-type="float">
            <text:p>1.260216948726</text:p>
          </table:table-cell>
          <table:table-cell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formula="of:=LOG([.B14];[.$C$1])" office:value-type="float" office:value="0.584891004512306" calcext:value-type="float">
            <text:p>0.584891004512306</text:p>
          </table:table-cell>
          <table:table-cell table:formula="of:=[.$D$1]*TANH([.$E$1]*([.B14]+[.$F$1]))" office:value-type="float" office:value="-0.716297870199024" calcext:value-type="float">
            <text:p>-0.716297870199024</text:p>
          </table:table-cell>
          <table:table-cell table:formula="of:=[.C14]+1" office:value-type="float" office:value="1.58489100451231" calcext:value-type="float">
            <text:p>1.58489100451231</text:p>
          </table:table-cell>
          <table:table-cell/>
          <table:table-cell table:formula="of:=[.D14]+[.$H$1]" office:value-type="float" office:value="1.28370212980098" calcext:value-type="float">
            <text:p>1.28370212980098</text:p>
          </table:table-cell>
          <table:table-cell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table:formula="of:=LOG([.B15];[.$C$1])" office:value-type="float" office:value="0.603731253380026" calcext:value-type="float">
            <text:p>0.603731253380026</text:p>
          </table:table-cell>
          <table:table-cell table:formula="of:=[.$D$1]*TANH([.$E$1]*([.B15]+[.$F$1]))" office:value-type="float" office:value="-0.691069469832931" calcext:value-type="float">
            <text:p>-0.691069469832931</text:p>
          </table:table-cell>
          <table:table-cell table:formula="of:=[.C15]+1" office:value-type="float" office:value="1.60373125338003" calcext:value-type="float">
            <text:p>1.60373125338003</text:p>
          </table:table-cell>
          <table:table-cell/>
          <table:table-cell table:formula="of:=[.D15]+[.$H$1]" office:value-type="float" office:value="1.30893053016707" calcext:value-type="float">
            <text:p>1.30893053016707</text:p>
          </table:table-cell>
          <table:table-cell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formula="of:=LOG([.B16];[.$C$1])" office:value-type="float" office:value="0.621174599301716" calcext:value-type="float">
            <text:p>0.621174599301716</text:p>
          </table:table-cell>
          <table:table-cell table:formula="of:=[.$D$1]*TANH([.$E$1]*([.B16]+[.$F$1]))" office:value-type="float" office:value="-0.664036770267849" calcext:value-type="float">
            <text:p>-0.664036770267849</text:p>
          </table:table-cell>
          <table:table-cell table:formula="of:=[.C16]+1" office:value-type="float" office:value="1.62117459930172" calcext:value-type="float">
            <text:p>1.62117459930172</text:p>
          </table:table-cell>
          <table:table-cell/>
          <table:table-cell table:formula="of:=[.D16]+[.$H$1]" office:value-type="float" office:value="1.33596322973215" calcext:value-type="float">
            <text:p>1.33596322973215</text:p>
          </table:table-cell>
          <table:table-cell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formula="of:=LOG([.B17];[.$C$1])" office:value-type="float" office:value="0.637413965843568" calcext:value-type="float">
            <text:p>0.637413965843568</text:p>
          </table:table-cell>
          <table:table-cell table:formula="of:=[.$D$1]*TANH([.$E$1]*([.B17]+[.$F$1]))" office:value-type="float" office:value="-0.635148952387287" calcext:value-type="float">
            <text:p>-0.635148952387287</text:p>
          </table:table-cell>
          <table:table-cell table:formula="of:=[.C17]+1" office:value-type="float" office:value="1.63741396584357" calcext:value-type="float">
            <text:p>1.63741396584357</text:p>
          </table:table-cell>
          <table:table-cell/>
          <table:table-cell table:formula="of:=[.D17]+[.$H$1]" office:value-type="float" office:value="1.36485104761271" calcext:value-type="float">
            <text:p>1.36485104761271</text:p>
          </table:table-cell>
          <table:table-cell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table:formula="of:=LOG([.B18];[.$C$1])" office:value-type="float" office:value="0.652604878734043" calcext:value-type="float">
            <text:p>0.652604878734043</text:p>
          </table:table-cell>
          <table:table-cell table:formula="of:=[.$D$1]*TANH([.$E$1]*([.B18]+[.$F$1]))" office:value-type="float" office:value="-0.604367777117164" calcext:value-type="float">
            <text:p>-0.604367777117164</text:p>
          </table:table-cell>
          <table:table-cell table:formula="of:=[.C18]+1" office:value-type="float" office:value="1.65260487873404" calcext:value-type="float">
            <text:p>1.65260487873404</text:p>
          </table:table-cell>
          <table:table-cell/>
          <table:table-cell table:formula="of:=[.D18]+[.$H$1]" office:value-type="float" office:value="1.39563222288284" calcext:value-type="float">
            <text:p>1.39563222288284</text:p>
          </table:table-cell>
          <table:table-cell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table:formula="of:=LOG([.B19];[.$C$1])" office:value-type="float" office:value="0.666874547961021" calcext:value-type="float">
            <text:p>0.666874547961021</text:p>
          </table:table-cell>
          <table:table-cell table:formula="of:=[.$D$1]*TANH([.$E$1]*([.B19]+[.$F$1]))" office:value-type="float" office:value="-0.571669966085117" calcext:value-type="float">
            <text:p>-0.571669966085117</text:p>
          </table:table-cell>
          <table:table-cell table:formula="of:=[.C19]+1" office:value-type="float" office:value="1.66687454796102" calcext:value-type="float">
            <text:p>1.66687454796102</text:p>
          </table:table-cell>
          <table:table-cell/>
          <table:table-cell table:formula="of:=[.D19]+[.$H$1]" office:value-type="float" office:value="1.42833003391488" calcext:value-type="float">
            <text:p>1.42833003391488</text:p>
          </table:table-cell>
          <table:table-cell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table:formula="of:=LOG([.B20];[.$C$1])" office:value-type="float" office:value="0.680328349974079" calcext:value-type="float">
            <text:p>0.680328349974079</text:p>
          </table:table-cell>
          <table:table-cell table:formula="of:=[.$D$1]*TANH([.$E$1]*([.B20]+[.$F$1]))" office:value-type="float" office:value="-0.537049566998035" calcext:value-type="float">
            <text:p>-0.537049566998035</text:p>
          </table:table-cell>
          <table:table-cell table:formula="of:=[.C20]+1" office:value-type="float" office:value="1.68032834997408" calcext:value-type="float">
            <text:p>1.68032834997408</text:p>
          </table:table-cell>
          <table:table-cell/>
          <table:table-cell table:formula="of:=[.D20]+[.$H$1]" office:value-type="float" office:value="1.46295043300196" calcext:value-type="float">
            <text:p>1.46295043300196</text:p>
          </table:table-cell>
          <table:table-cell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table:formula="of:=LOG([.B21];[.$C$1])" office:value-type="float" office:value="0.693054554945464" calcext:value-type="float">
            <text:p>0.693054554945464</text:p>
          </table:table-cell>
          <table:table-cell table:formula="of:=[.$D$1]*TANH([.$E$1]*([.B21]+[.$F$1]))" office:value-type="float" office:value="-0.500520211190235" calcext:value-type="float">
            <text:p>-0.500520211190235</text:p>
          </table:table-cell>
          <table:table-cell table:formula="of:=[.C21]+1" office:value-type="float" office:value="1.69305455494546" calcext:value-type="float">
            <text:p>1.69305455494546</text:p>
          </table:table-cell>
          <table:table-cell/>
          <table:table-cell table:formula="of:=[.D21]+[.$H$1]" office:value-type="float" office:value="1.49947978880976" calcext:value-type="float">
            <text:p>1.49947978880976</text:p>
          </table:table-cell>
          <table:table-cell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table:formula="of:=LOG([.B22];[.$C$1])" office:value-type="float" office:value="0.705127840065305" calcext:value-type="float">
            <text:p>0.705127840065305</text:p>
          </table:table-cell>
          <table:table-cell table:formula="of:=[.$D$1]*TANH([.$E$1]*([.B22]+[.$F$1]))" office:value-type="float" office:value="-0.46211715726001" calcext:value-type="float">
            <text:p>-0.46211715726001</text:p>
          </table:table-cell>
          <table:table-cell table:formula="of:=[.C22]+1" office:value-type="float" office:value="1.70512784006531" calcext:value-type="float">
            <text:p>1.70512784006531</text:p>
          </table:table-cell>
          <table:table-cell/>
          <table:table-cell table:formula="of:=[.D22]+[.$H$1]" office:value-type="float" office:value="1.53788284273999" calcext:value-type="float">
            <text:p>1.53788284273999</text:p>
          </table:table-cell>
          <table:table-cell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table:formula="of:=LOG([.B23];[.$C$1])" office:value-type="float" office:value="0.716611944763489" calcext:value-type="float">
            <text:p>0.716611944763489</text:p>
          </table:table-cell>
          <table:table-cell table:formula="of:=[.$D$1]*TANH([.$E$1]*([.B23]+[.$F$1]))" office:value-type="float" office:value="-0.421899005250008" calcext:value-type="float">
            <text:p>-0.421899005250008</text:p>
          </table:table-cell>
          <table:table-cell table:formula="of:=[.C23]+1" office:value-type="float" office:value="1.71661194476349" calcext:value-type="float">
            <text:p>1.71661194476349</text:p>
          </table:table-cell>
          <table:table-cell/>
          <table:table-cell table:formula="of:=[.D23]+[.$H$1]" office:value-type="float" office:value="1.57810099474999" calcext:value-type="float">
            <text:p>1.57810099474999</text:p>
          </table:table-cell>
          <table:table-cell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formula="of:=LOG([.B24];[.$C$1])" office:value-type="float" office:value="0.727561707675888" calcext:value-type="float">
            <text:p>0.727561707675888</text:p>
          </table:table-cell>
          <table:table-cell table:formula="of:=[.$D$1]*TANH([.$E$1]*([.B24]+[.$F$1]))" office:value-type="float" office:value="-0.379948962255225" calcext:value-type="float">
            <text:p>-0.379948962255225</text:p>
          </table:table-cell>
          <table:table-cell table:formula="of:=[.C24]+1" office:value-type="float" office:value="1.72756170767589" calcext:value-type="float">
            <text:p>1.72756170767589</text:p>
          </table:table-cell>
          <table:table-cell/>
          <table:table-cell table:formula="of:=[.D24]+[.$H$1]" office:value-type="float" office:value="1.62005103774478" calcext:value-type="float">
            <text:p>1.62005103774478</text:p>
          </table:table-cell>
          <table:table-cell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formula="of:=LOG([.B25];[.$C$1])" office:value-type="float" office:value="0.738024650444629" calcext:value-type="float">
            <text:p>0.738024650444629</text:p>
          </table:table-cell>
          <table:table-cell table:formula="of:=[.$D$1]*TANH([.$E$1]*([.B25]+[.$F$1]))" office:value-type="float" office:value="-0.336375544336332" calcext:value-type="float">
            <text:p>-0.336375544336332</text:p>
          </table:table-cell>
          <table:table-cell table:formula="of:=[.C25]+1" office:value-type="float" office:value="1.73802465044463" calcext:value-type="float">
            <text:p>1.73802465044463</text:p>
          </table:table-cell>
          <table:table-cell/>
          <table:table-cell table:formula="of:=[.D25]+[.$H$1]" office:value-type="float" office:value="1.66362445566367" calcext:value-type="float">
            <text:p>1.66362445566367</text:p>
          </table:table-cell>
          <table:table-cell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formula="of:=LOG([.B26];[.$C$1])" office:value-type="float" office:value="0.748042224195816" calcext:value-type="float">
            <text:p>0.748042224195816</text:p>
          </table:table-cell>
          <table:table-cell table:formula="of:=[.$D$1]*TANH([.$E$1]*([.B26]+[.$F$1]))" office:value-type="float" office:value="-0.291312612451591" calcext:value-type="float">
            <text:p>-0.291312612451591</text:p>
          </table:table-cell>
          <table:table-cell table:formula="of:=[.C26]+1" office:value-type="float" office:value="1.74804222419582" calcext:value-type="float">
            <text:p>1.74804222419582</text:p>
          </table:table-cell>
          <table:table-cell/>
          <table:table-cell table:formula="of:=[.D26]+[.$H$1]" office:value-type="float" office:value="1.70868738754841" calcext:value-type="float">
            <text:p>1.70868738754841</text:p>
          </table:table-cell>
          <table:table-cell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formula="of:=LOG([.B27];[.$C$1])" office:value-type="float" office:value="0.757650801396567" calcext:value-type="float">
            <text:p>0.757650801396567</text:p>
          </table:table-cell>
          <table:table-cell table:formula="of:=[.$D$1]*TANH([.$E$1]*([.B27]+[.$F$1]))" office:value-type="float" office:value="-0.244918662403709" calcext:value-type="float">
            <text:p>-0.244918662403709</text:p>
          </table:table-cell>
          <table:table-cell table:formula="of:=[.C27]+1" office:value-type="float" office:value="1.75765080139657" calcext:value-type="float">
            <text:p>1.75765080139657</text:p>
          </table:table-cell>
          <table:table-cell/>
          <table:table-cell table:formula="of:=[.D27]+[.$H$1]" office:value-type="float" office:value="1.75508133759629" calcext:value-type="float">
            <text:p>1.75508133759629</text:p>
          </table:table-cell>
          <table:table-cell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formula="of:=LOG([.B28];[.$C$1])" office:value-type="float" office:value="0.766882473063537" calcext:value-type="float">
            <text:p>0.766882473063537</text:p>
          </table:table-cell>
          <table:table-cell table:formula="of:=[.$D$1]*TANH([.$E$1]*([.B28]+[.$F$1]))" office:value-type="float" office:value="-0.197375320224904" calcext:value-type="float">
            <text:p>-0.197375320224904</text:p>
          </table:table-cell>
          <table:table-cell table:formula="of:=[.C28]+1" office:value-type="float" office:value="1.76688247306354" calcext:value-type="float">
            <text:p>1.76688247306354</text:p>
          </table:table-cell>
          <table:table-cell/>
          <table:table-cell table:formula="of:=[.D28]+[.$H$1]" office:value-type="float" office:value="1.8026246797751" calcext:value-type="float">
            <text:p>1.8026246797751</text:p>
          </table:table-cell>
          <table:table-cell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formula="of:=LOG([.B29];[.$C$1])" office:value-type="float" office:value="0.775765695435852" calcext:value-type="float">
            <text:p>0.775765695435852</text:p>
          </table:table-cell>
          <table:table-cell table:formula="of:=[.$D$1]*TANH([.$E$1]*([.B29]+[.$F$1]))" office:value-type="float" office:value="-0.148885033623318" calcext:value-type="float">
            <text:p>-0.148885033623318</text:p>
          </table:table-cell>
          <table:table-cell table:formula="of:=[.C29]+1" office:value-type="float" office:value="1.77576569543585" calcext:value-type="float">
            <text:p>1.77576569543585</text:p>
          </table:table-cell>
          <table:table-cell/>
          <table:table-cell table:formula="of:=[.D29]+[.$H$1]" office:value-type="float" office:value="1.85111496637668" calcext:value-type="float">
            <text:p>1.85111496637668</text:p>
          </table:table-cell>
          <table:table-cell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formula="of:=LOG([.B30];[.$C$1])" office:value-type="float" office:value="0.784325818985227" calcext:value-type="float">
            <text:p>0.784325818985227</text:p>
          </table:table-cell>
          <table:table-cell table:formula="of:=[.$D$1]*TANH([.$E$1]*([.B30]+[.$F$1]))" office:value-type="float" office:value="-0.0996679946249558" calcext:value-type="float">
            <text:p>-0.099667994624956</text:p>
          </table:table-cell>
          <table:table-cell table:formula="of:=[.C30]+1" office:value-type="float" office:value="1.78432581898523" calcext:value-type="float">
            <text:p>1.78432581898523</text:p>
          </table:table-cell>
          <table:table-cell/>
          <table:table-cell table:formula="of:=[.D30]+[.$H$1]" office:value-type="float" office:value="1.90033200537504" calcext:value-type="float">
            <text:p>1.90033200537504</text:p>
          </table:table-cell>
          <table:table-cell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formula="of:=LOG([.B31];[.$C$1])" office:value-type="float" office:value="0.792585524554379" calcext:value-type="float">
            <text:p>0.792585524554379</text:p>
          </table:table-cell>
          <table:table-cell table:formula="of:=[.$D$1]*TANH([.$E$1]*([.B31]+[.$F$1]))" office:value-type="float" office:value="-0.04995837495788" calcext:value-type="float">
            <text:p>-0.04995837495788</text:p>
          </table:table-cell>
          <table:table-cell table:formula="of:=[.C31]+1" office:value-type="float" office:value="1.79258552455438" calcext:value-type="float">
            <text:p>1.79258552455438</text:p>
          </table:table-cell>
          <table:table-cell/>
          <table:table-cell table:formula="of:=[.D31]+[.$H$1]" office:value-type="float" office:value="1.95004162504212" calcext:value-type="float">
            <text:p>1.95004162504212</text:p>
          </table:table-cell>
          <table:table-cell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formula="of:=LOG([.B32];[.$C$1])" office:value-type="float" office:value="0.800565185527078" calcext:value-type="float">
            <text:p>0.800565185527078</text:p>
          </table:table-cell>
          <table:table-cell table:formula="of:=[.$D$1]*TANH([.$E$1]*([.B32]+[.$F$1]))" office:value-type="float" office:value="0" calcext:value-type="float">
            <text:p>0</text:p>
          </table:table-cell>
          <table:table-cell table:formula="of:=[.C32]+1" office:value-type="float" office:value="1.80056518552708" calcext:value-type="float">
            <text:p>1.80056518552708</text:p>
          </table:table-cell>
          <table:table-cell/>
          <table:table-cell table:formula="of:=[.D32]+[.$H$1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formula="of:=LOG([.B33];[.$C$1])" office:value-type="float" office:value="0.808283170591168" calcext:value-type="float">
            <text:p>0.808283170591168</text:p>
          </table:table-cell>
          <table:table-cell table:formula="of:=[.$D$1]*TANH([.$E$1]*([.B33]+[.$F$1]))" office:value-type="float" office:value="0.04995837495788" calcext:value-type="float">
            <text:p>0.04995837495788</text:p>
          </table:table-cell>
          <table:table-cell table:formula="of:=[.C33]+1" office:value-type="float" office:value="1.80828317059117" calcext:value-type="float">
            <text:p>1.80828317059117</text:p>
          </table:table-cell>
          <table:table-cell/>
          <table:table-cell table:formula="of:=[.D33]+[.$H$1]" office:value-type="float" office:value="2.04995837495788" calcext:value-type="float">
            <text:p>2.04995837495788</text:p>
          </table:table-cell>
          <table:table-cell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formula="of:=LOG([.B34];[.$C$1])" office:value-type="float" office:value="0.815756098417554" calcext:value-type="float">
            <text:p>0.815756098417554</text:p>
          </table:table-cell>
          <table:table-cell table:formula="of:=[.$D$1]*TANH([.$E$1]*([.B34]+[.$F$1]))" office:value-type="float" office:value="0.0996679946249558" calcext:value-type="float">
            <text:p>0.099667994624956</text:p>
          </table:table-cell>
          <table:table-cell table:formula="of:=[.C34]+1" office:value-type="float" office:value="1.81575609841755" calcext:value-type="float">
            <text:p>1.81575609841755</text:p>
          </table:table-cell>
          <table:table-cell/>
          <table:table-cell table:formula="of:=[.D34]+[.$H$1]" office:value-type="float" office:value="2.09966799462496" calcext:value-type="float">
            <text:p>2.09966799462496</text:p>
          </table:table-cell>
          <table:table-cell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formula="of:=LOG([.B35];[.$C$1])" office:value-type="float" office:value="0.822999053137661" calcext:value-type="float">
            <text:p>0.822999053137661</text:p>
          </table:table-cell>
          <table:table-cell table:formula="of:=[.$D$1]*TANH([.$E$1]*([.B35]+[.$F$1]))" office:value-type="float" office:value="0.148885033623318" calcext:value-type="float">
            <text:p>0.148885033623318</text:p>
          </table:table-cell>
          <table:table-cell table:formula="of:=[.C35]+1" office:value-type="float" office:value="1.82299905313766" calcext:value-type="float">
            <text:p>1.82299905313766</text:p>
          </table:table-cell>
          <table:table-cell/>
          <table:table-cell table:formula="of:=[.D35]+[.$H$1]" office:value-type="float" office:value="2.14888503362332" calcext:value-type="float">
            <text:p>2.14888503362332</text:p>
          </table:table-cell>
          <table:table-cell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formula="of:=LOG([.B36];[.$C$1])" office:value-type="float" office:value="0.830025767644532" calcext:value-type="float">
            <text:p>0.830025767644532</text:p>
          </table:table-cell>
          <table:table-cell table:formula="of:=[.$D$1]*TANH([.$E$1]*([.B36]+[.$F$1]))" office:value-type="float" office:value="0.197375320224904" calcext:value-type="float">
            <text:p>0.197375320224904</text:p>
          </table:table-cell>
          <table:table-cell table:formula="of:=[.C36]+1" office:value-type="float" office:value="1.83002576764453" calcext:value-type="float">
            <text:p>1.83002576764453</text:p>
          </table:table-cell>
          <table:table-cell/>
          <table:table-cell table:formula="of:=[.D36]+[.$H$1]" office:value-type="float" office:value="2.1973753202249" calcext:value-type="float">
            <text:p>2.1973753202249</text:p>
          </table:table-cell>
          <table:table-cell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formula="of:=LOG([.B37];[.$C$1])" office:value-type="float" office:value="0.836848780316489" calcext:value-type="float">
            <text:p>0.836848780316489</text:p>
          </table:table-cell>
          <table:table-cell table:formula="of:=[.$D$1]*TANH([.$E$1]*([.B37]+[.$F$1]))" office:value-type="float" office:value="0.244918662403709" calcext:value-type="float">
            <text:p>0.244918662403709</text:p>
          </table:table-cell>
          <table:table-cell table:formula="of:=[.C37]+1" office:value-type="float" office:value="1.83684878031649" calcext:value-type="float">
            <text:p>1.83684878031649</text:p>
          </table:table-cell>
          <table:table-cell/>
          <table:table-cell table:formula="of:=[.D37]+[.$H$1]" office:value-type="float" office:value="2.24491866240371" calcext:value-type="float">
            <text:p>2.24491866240371</text:p>
          </table:table-cell>
          <table:table-cell/>
        </table:table-row>
        <table:table-row table:style-name="ro1">
          <table:table-cell/>
          <table:table-cell table:formula="of:=[.B37]+1" office:value-type="float" office:value="36" calcext:value-type="float">
            <text:p>36</text:p>
          </table:table-cell>
          <table:table-cell table:formula="of:=LOG([.B38];[.$C$1])" office:value-type="float" office:value="0.843479569657589" calcext:value-type="float">
            <text:p>0.843479569657589</text:p>
          </table:table-cell>
          <table:table-cell table:formula="of:=[.$D$1]*TANH([.$E$1]*([.B38]+[.$F$1]))" office:value-type="float" office:value="0.291312612451591" calcext:value-type="float">
            <text:p>0.291312612451591</text:p>
          </table:table-cell>
          <table:table-cell table:formula="of:=[.C38]+1" office:value-type="float" office:value="1.84347956965759" calcext:value-type="float">
            <text:p>1.84347956965759</text:p>
          </table:table-cell>
          <table:table-cell/>
          <table:table-cell table:formula="of:=[.D38]+[.$H$1]" office:value-type="float" office:value="2.29131261245159" calcext:value-type="float">
            <text:p>2.29131261245159</text:p>
          </table:table-cell>
          <table:table-cell/>
        </table:table-row>
        <table:table-row table:style-name="ro1">
          <table:table-cell/>
          <table:table-cell table:formula="of:=[.B38]+1" office:value-type="float" office:value="37" calcext:value-type="float">
            <text:p>37</text:p>
          </table:table-cell>
          <table:table-cell table:formula="of:=LOG([.B39];[.$C$1])" office:value-type="float" office:value="0.849928670486733" calcext:value-type="float">
            <text:p>0.849928670486733</text:p>
          </table:table-cell>
          <table:table-cell table:formula="of:=[.$D$1]*TANH([.$E$1]*([.B39]+[.$F$1]))" office:value-type="float" office:value="0.336375544336332" calcext:value-type="float">
            <text:p>0.336375544336332</text:p>
          </table:table-cell>
          <table:table-cell table:formula="of:=[.C39]+1" office:value-type="float" office:value="1.84992867048673" calcext:value-type="float">
            <text:p>1.84992867048673</text:p>
          </table:table-cell>
          <table:table-cell/>
          <table:table-cell table:formula="of:=[.D39]+[.$H$1]" office:value-type="float" office:value="2.33637554433633" calcext:value-type="float">
            <text:p>2.33637554433633</text:p>
          </table:table-cell>
          <table:table-cell/>
        </table:table-row>
        <table:table-row table:style-name="ro1">
          <table:table-cell/>
          <table:table-cell table:formula="of:=[.B39]+1" office:value-type="float" office:value="38" calcext:value-type="float">
            <text:p>38</text:p>
          </table:table-cell>
          <table:table-cell table:formula="of:=LOG([.B40];[.$C$1])" office:value-type="float" office:value="0.856205774628975" calcext:value-type="float">
            <text:p>0.856205774628975</text:p>
          </table:table-cell>
          <table:table-cell table:formula="of:=[.$D$1]*TANH([.$E$1]*([.B40]+[.$F$1]))" office:value-type="float" office:value="0.379948962255225" calcext:value-type="float">
            <text:p>0.379948962255225</text:p>
          </table:table-cell>
          <table:table-cell table:formula="of:=[.C40]+1" office:value-type="float" office:value="1.85620577462897" calcext:value-type="float">
            <text:p>1.85620577462897</text:p>
          </table:table-cell>
          <table:table-cell/>
          <table:table-cell table:formula="of:=[.D40]+[.$H$1]" office:value-type="float" office:value="2.37994896225522" calcext:value-type="float">
            <text:p>2.37994896225522</text:p>
          </table:table-cell>
          <table:table-cell/>
        </table:table-row>
        <table:table-row table:style-name="ro1">
          <table:table-cell/>
          <table:table-cell table:formula="of:=[.B40]+1" office:value-type="float" office:value="39" calcext:value-type="float">
            <text:p>39</text:p>
          </table:table-cell>
          <table:table-cell table:formula="of:=LOG([.B41];[.$C$1])" office:value-type="float" office:value="0.86231981852531" calcext:value-type="float">
            <text:p>0.86231981852531</text:p>
          </table:table-cell>
          <table:table-cell table:formula="of:=[.$D$1]*TANH([.$E$1]*([.B41]+[.$F$1]))" office:value-type="float" office:value="0.421899005250008" calcext:value-type="float">
            <text:p>0.421899005250008</text:p>
          </table:table-cell>
          <table:table-cell table:formula="of:=[.C41]+1" office:value-type="float" office:value="1.86231981852531" calcext:value-type="float">
            <text:p>1.86231981852531</text:p>
          </table:table-cell>
          <table:table-cell/>
          <table:table-cell table:formula="of:=[.D41]+[.$H$1]" office:value-type="float" office:value="2.42189900525001" calcext:value-type="float">
            <text:p>2.42189900525001</text:p>
          </table:table-cell>
          <table:table-cell/>
        </table:table-row>
        <table:table-row table:style-name="ro1">
          <table:table-cell/>
          <table:table-cell table:formula="of:=[.B41]+1" office:value-type="float" office:value="40" calcext:value-type="float">
            <text:p>40</text:p>
          </table:table-cell>
          <table:table-cell table:formula="of:=LOG([.B42];[.$C$1])" office:value-type="float" office:value="0.868279059748816" calcext:value-type="float">
            <text:p>0.868279059748816</text:p>
          </table:table-cell>
          <table:table-cell table:formula="of:=[.$D$1]*TANH([.$E$1]*([.B42]+[.$F$1]))" office:value-type="float" office:value="0.46211715726001" calcext:value-type="float">
            <text:p>0.46211715726001</text:p>
          </table:table-cell>
          <table:table-cell table:formula="of:=[.C42]+1" office:value-type="float" office:value="1.86827905974882" calcext:value-type="float">
            <text:p>1.86827905974882</text:p>
          </table:table-cell>
          <table:table-cell/>
          <table:table-cell table:formula="of:=[.D42]+[.$H$1]" office:value-type="float" office:value="2.46211715726001" calcext:value-type="float">
            <text:p>2.46211715726001</text:p>
          </table:table-cell>
          <table:table-cell/>
        </table:table-row>
        <table:table-row table:style-name="ro1">
          <table:table-cell/>
          <table:table-cell table:formula="of:=[.B42]+1" office:value-type="float" office:value="41" calcext:value-type="float">
            <text:p>41</text:p>
          </table:table-cell>
          <table:table-cell table:formula="of:=LOG([.B43];[.$C$1])" office:value-type="float" office:value="0.874091144071278" calcext:value-type="float">
            <text:p>0.874091144071278</text:p>
          </table:table-cell>
          <table:table-cell table:formula="of:=[.$D$1]*TANH([.$E$1]*([.B43]+[.$F$1]))" office:value-type="float" office:value="0.500520211190235" calcext:value-type="float">
            <text:p>0.500520211190235</text:p>
          </table:table-cell>
          <table:table-cell table:formula="of:=[.C43]+1" office:value-type="float" office:value="1.87409114407128" calcext:value-type="float">
            <text:p>1.87409114407128</text:p>
          </table:table-cell>
          <table:table-cell/>
          <table:table-cell table:formula="of:=[.D43]+[.$H$1]" office:value-type="float" office:value="2.50052021119024" calcext:value-type="float">
            <text:p>2.50052021119024</text:p>
          </table:table-cell>
          <table:table-cell/>
        </table:table-row>
        <table:table-row table:style-name="ro1">
          <table:table-cell/>
          <table:table-cell table:formula="of:=[.B43]+1" office:value-type="float" office:value="42" calcext:value-type="float">
            <text:p>42</text:p>
          </table:table-cell>
          <table:table-cell/>
          <table:table-cell table:formula="of:=[.$D$1]*TANH([.$E$1]*([.B44]+[.$F$1]))" office:value-type="float" office:value="0.537049566998035" calcext:value-type="float">
            <text:p>0.537049566998035</text:p>
          </table:table-cell>
          <table:table-cell table:number-columns-repeated="2"/>
          <table:table-cell table:formula="of:=[.D44]+[.$H$1]" office:value-type="float" office:value="2.53704956699804" calcext:value-type="float">
            <text:p>2.53704956699804</text:p>
          </table:table-cell>
          <table:table-cell/>
        </table:table-row>
        <table:table-row table:style-name="ro1">
          <table:table-cell/>
          <table:table-cell table:formula="of:=[.B44]+1" office:value-type="float" office:value="43" calcext:value-type="float">
            <text:p>43</text:p>
          </table:table-cell>
          <table:table-cell/>
          <table:table-cell table:formula="of:=[.$D$1]*TANH([.$E$1]*([.B45]+[.$F$1]))" office:value-type="float" office:value="0.571669966085117" calcext:value-type="float">
            <text:p>0.571669966085117</text:p>
          </table:table-cell>
          <table:table-cell table:number-columns-repeated="2"/>
          <table:table-cell table:formula="of:=[.D45]+[.$H$1]" office:value-type="float" office:value="2.57166996608512" calcext:value-type="float">
            <text:p>2.57166996608512</text:p>
          </table:table-cell>
          <table:table-cell/>
        </table:table-row>
        <table:table-row table:style-name="ro1">
          <table:table-cell/>
          <table:table-cell table:formula="of:=[.B45]+1" office:value-type="float" office:value="44" calcext:value-type="float">
            <text:p>44</text:p>
          </table:table-cell>
          <table:table-cell/>
          <table:table-cell table:formula="of:=[.$D$1]*TANH([.$E$1]*([.B46]+[.$F$1]))" office:value-type="float" office:value="0.604367777117164" calcext:value-type="float">
            <text:p>0.604367777117164</text:p>
          </table:table-cell>
          <table:table-cell table:number-columns-repeated="2"/>
          <table:table-cell table:formula="of:=[.D46]+[.$H$1]" office:value-type="float" office:value="2.60436777711716" calcext:value-type="float">
            <text:p>2.60436777711716</text:p>
          </table:table-cell>
          <table:table-cell/>
        </table:table-row>
        <table:table-row table:style-name="ro1">
          <table:table-cell/>
          <table:table-cell table:formula="of:=[.B46]+1" office:value-type="float" office:value="45" calcext:value-type="float">
            <text:p>45</text:p>
          </table:table-cell>
          <table:table-cell/>
          <table:table-cell table:formula="of:=[.$D$1]*TANH([.$E$1]*([.B47]+[.$F$1]))" office:value-type="float" office:value="0.635148952387287" calcext:value-type="float">
            <text:p>0.635148952387287</text:p>
          </table:table-cell>
          <table:table-cell table:number-columns-repeated="2"/>
          <table:table-cell table:formula="of:=[.D47]+[.$H$1]" office:value-type="float" office:value="2.63514895238729" calcext:value-type="float">
            <text:p>2.63514895238729</text:p>
          </table:table-cell>
          <table:table-cell/>
        </table:table-row>
        <table:table-row table:style-name="ro1">
          <table:table-cell/>
          <table:table-cell table:formula="of:=[.B47]+1" office:value-type="float" office:value="46" calcext:value-type="float">
            <text:p>46</text:p>
          </table:table-cell>
          <table:table-cell/>
          <table:table-cell table:formula="of:=[.$D$1]*TANH([.$E$1]*([.B48]+[.$F$1]))" office:value-type="float" office:value="0.664036770267849" calcext:value-type="float">
            <text:p>0.664036770267849</text:p>
          </table:table-cell>
          <table:table-cell table:number-columns-repeated="2"/>
          <table:table-cell table:formula="of:=[.D48]+[.$H$1]" office:value-type="float" office:value="2.66403677026785" calcext:value-type="float">
            <text:p>2.66403677026785</text:p>
          </table:table-cell>
          <table:table-cell/>
        </table:table-row>
        <table:table-row table:style-name="ro1">
          <table:table-cell/>
          <table:table-cell table:formula="of:=[.B48]+1" office:value-type="float" office:value="47" calcext:value-type="float">
            <text:p>47</text:p>
          </table:table-cell>
          <table:table-cell/>
          <table:table-cell table:formula="of:=[.$D$1]*TANH([.$E$1]*([.B49]+[.$F$1]))" office:value-type="float" office:value="0.691069469832931" calcext:value-type="float">
            <text:p>0.691069469832931</text:p>
          </table:table-cell>
          <table:table-cell table:number-columns-repeated="2"/>
          <table:table-cell table:formula="of:=[.D49]+[.$H$1]" office:value-type="float" office:value="2.69106946983293" calcext:value-type="float">
            <text:p>2.69106946983293</text:p>
          </table:table-cell>
          <table:table-cell/>
        </table:table-row>
        <table:table-row table:style-name="ro1">
          <table:table-cell/>
          <table:table-cell table:formula="of:=[.B49]+1" office:value-type="float" office:value="48" calcext:value-type="float">
            <text:p>48</text:p>
          </table:table-cell>
          <table:table-cell/>
          <table:table-cell table:formula="of:=[.$D$1]*TANH([.$E$1]*([.B50]+[.$F$1]))" office:value-type="float" office:value="0.716297870199024" calcext:value-type="float">
            <text:p>0.716297870199024</text:p>
          </table:table-cell>
          <table:table-cell table:number-columns-repeated="2"/>
          <table:table-cell table:formula="of:=[.D50]+[.$H$1]" office:value-type="float" office:value="2.71629787019902" calcext:value-type="float">
            <text:p>2.71629787019902</text:p>
          </table:table-cell>
          <table:table-cell/>
        </table:table-row>
        <table:table-row table:style-name="ro1">
          <table:table-cell/>
          <table:table-cell table:formula="of:=[.B50]+1" office:value-type="float" office:value="49" calcext:value-type="float">
            <text:p>49</text:p>
          </table:table-cell>
          <table:table-cell/>
          <table:table-cell table:formula="of:=[.$D$1]*TANH([.$E$1]*([.B51]+[.$F$1]))" office:value-type="float" office:value="0.739783051274004" calcext:value-type="float">
            <text:p>0.739783051274004</text:p>
          </table:table-cell>
          <table:table-cell table:number-columns-repeated="2"/>
          <table:table-cell table:formula="of:=[.D51]+[.$H$1]" office:value-type="float" office:value="2.739783051274" calcext:value-type="float">
            <text:p>2.739783051274</text:p>
          </table:table-cell>
          <table:table-cell/>
        </table:table-row>
        <table:table-row table:style-name="ro1">
          <table:table-cell/>
          <table:table-cell table:formula="of:=[.B51]+1" office:value-type="float" office:value="50" calcext:value-type="float">
            <text:p>50</text:p>
          </table:table-cell>
          <table:table-cell/>
          <table:table-cell table:formula="of:=[.$D$1]*TANH([.$E$1]*([.B52]+[.$F$1]))" office:value-type="float" office:value="0.761594155955765" calcext:value-type="float">
            <text:p>0.761594155955765</text:p>
          </table:table-cell>
          <table:table-cell table:number-columns-repeated="2"/>
          <table:table-cell table:formula="of:=[.D52]+[.$H$1]" office:value-type="float" office:value="2.76159415595576" calcext:value-type="float">
            <text:p>2.76159415595576</text:p>
          </table:table-cell>
          <table:table-cell/>
        </table:table-row>
        <table:table-row table:style-name="ro1">
          <table:table-cell/>
          <table:table-cell table:formula="of:=[.B52]+1" office:value-type="float" office:value="51" calcext:value-type="float">
            <text:p>51</text:p>
          </table:table-cell>
          <table:table-cell/>
          <table:table-cell table:formula="of:=[.$D$1]*TANH([.$E$1]*([.B53]+[.$F$1]))" office:value-type="float" office:value="0.781806357608774" calcext:value-type="float">
            <text:p>0.781806357608774</text:p>
          </table:table-cell>
          <table:table-cell table:number-columns-repeated="2"/>
          <table:table-cell table:formula="of:=[.D53]+[.$H$1]" office:value-type="float" office:value="2.78180635760877" calcext:value-type="float">
            <text:p>2.78180635760877</text:p>
          </table:table-cell>
          <table:table-cell/>
        </table:table-row>
        <table:table-row table:style-name="ro1">
          <table:table-cell/>
          <table:table-cell table:formula="of:=[.B53]+1" office:value-type="float" office:value="52" calcext:value-type="float">
            <text:p>52</text:p>
          </table:table-cell>
          <table:table-cell/>
          <table:table-cell table:formula="of:=[.$D$1]*TANH([.$E$1]*([.B54]+[.$F$1]))" office:value-type="float" office:value="0.80049902176063" calcext:value-type="float">
            <text:p>0.80049902176063</text:p>
          </table:table-cell>
          <table:table-cell table:number-columns-repeated="2"/>
          <table:table-cell table:formula="of:=[.D54]+[.$H$1]" office:value-type="float" office:value="2.80049902176063" calcext:value-type="float">
            <text:p>2.80049902176063</text:p>
          </table:table-cell>
          <table:table-cell/>
        </table:table-row>
        <table:table-row table:style-name="ro1">
          <table:table-cell/>
          <table:table-cell table:formula="of:=[.B54]+1" office:value-type="float" office:value="53" calcext:value-type="float">
            <text:p>53</text:p>
          </table:table-cell>
          <table:table-cell/>
          <table:table-cell table:formula="of:=[.$D$1]*TANH([.$E$1]*([.B55]+[.$F$1]))" office:value-type="float" office:value="0.817754077970288" calcext:value-type="float">
            <text:p>0.817754077970288</text:p>
          </table:table-cell>
          <table:table-cell table:number-columns-repeated="2"/>
          <table:table-cell table:formula="of:=[.D55]+[.$H$1]" office:value-type="float" office:value="2.81775407797029" calcext:value-type="float">
            <text:p>2.81775407797029</text:p>
          </table:table-cell>
          <table:table-cell/>
        </table:table-row>
        <table:table-row table:style-name="ro1">
          <table:table-cell/>
          <table:table-cell table:formula="of:=[.B55]+1" office:value-type="float" office:value="54" calcext:value-type="float">
            <text:p>54</text:p>
          </table:table-cell>
          <table:table-cell/>
          <table:table-cell table:formula="of:=[.$D$1]*TANH([.$E$1]*([.B56]+[.$F$1]))" office:value-type="float" office:value="0.833654607012155" calcext:value-type="float">
            <text:p>0.833654607012155</text:p>
          </table:table-cell>
          <table:table-cell table:number-columns-repeated="2"/>
          <table:table-cell table:formula="of:=[.D56]+[.$H$1]" office:value-type="float" office:value="2.83365460701216" calcext:value-type="float">
            <text:p>2.83365460701216</text:p>
          </table:table-cell>
          <table:table-cell/>
        </table:table-row>
        <table:table-row table:style-name="ro1">
          <table:table-cell/>
          <table:table-cell table:formula="of:=[.B56]+1" office:value-type="float" office:value="55" calcext:value-type="float">
            <text:p>55</text:p>
          </table:table-cell>
          <table:table-cell/>
          <table:table-cell table:formula="of:=[.$D$1]*TANH([.$E$1]*([.B57]+[.$F$1]))" office:value-type="float" office:value="0.848283639957513" calcext:value-type="float">
            <text:p>0.848283639957513</text:p>
          </table:table-cell>
          <table:table-cell table:number-columns-repeated="2"/>
          <table:table-cell table:formula="of:=[.D57]+[.$H$1]" office:value-type="float" office:value="2.84828363995751" calcext:value-type="float">
            <text:p>2.84828363995751</text:p>
          </table:table-cell>
          <table:table-cell/>
        </table:table-row>
        <table:table-row table:style-name="ro1">
          <table:table-cell/>
          <table:table-cell table:formula="of:=[.B57]+1" office:value-type="float" office:value="56" calcext:value-type="float">
            <text:p>56</text:p>
          </table:table-cell>
          <table:table-cell/>
          <table:table-cell table:formula="of:=[.$D$1]*TANH([.$E$1]*([.B58]+[.$F$1]))" office:value-type="float" office:value="0.861723159313306" calcext:value-type="float">
            <text:p>0.861723159313306</text:p>
          </table:table-cell>
          <table:table-cell table:number-columns-repeated="2"/>
          <table:table-cell table:formula="of:=[.D58]+[.$H$1]" office:value-type="float" office:value="2.86172315931331" calcext:value-type="float">
            <text:p>2.86172315931331</text:p>
          </table:table-cell>
          <table:table-cell/>
        </table:table-row>
        <table:table-row table:style-name="ro1">
          <table:table-cell/>
          <table:table-cell table:formula="of:=[.B58]+1" office:value-type="float" office:value="57" calcext:value-type="float">
            <text:p>57</text:p>
          </table:table-cell>
          <table:table-cell/>
          <table:table-cell table:formula="of:=[.$D$1]*TANH([.$E$1]*([.B59]+[.$F$1]))" office:value-type="float" office:value="0.874053287886007" calcext:value-type="float">
            <text:p>0.874053287886007</text:p>
          </table:table-cell>
          <table:table-cell table:number-columns-repeated="2"/>
          <table:table-cell table:formula="of:=[.D59]+[.$H$1]" office:value-type="float" office:value="2.87405328788601" calcext:value-type="float">
            <text:p>2.87405328788601</text:p>
          </table:table-cell>
          <table:table-cell/>
        </table:table-row>
        <table:table-row table:style-name="ro1">
          <table:table-cell/>
          <table:table-cell table:formula="of:=[.B59]+1" office:value-type="float" office:value="58" calcext:value-type="float">
            <text:p>58</text:p>
          </table:table-cell>
          <table:table-cell/>
          <table:table-cell table:formula="of:=[.$D$1]*TANH([.$E$1]*([.B60]+[.$F$1]))" office:value-type="float" office:value="0.885351648202263" calcext:value-type="float">
            <text:p>0.885351648202263</text:p>
          </table:table-cell>
          <table:table-cell table:number-columns-repeated="2"/>
          <table:table-cell table:formula="of:=[.D60]+[.$H$1]" office:value-type="float" office:value="2.88535164820226" calcext:value-type="float">
            <text:p>2.88535164820226</text:p>
          </table:table-cell>
          <table:table-cell/>
        </table:table-row>
        <table:table-row table:style-name="ro1">
          <table:table-cell/>
          <table:table-cell table:formula="of:=[.B60]+1" office:value-type="float" office:value="59" calcext:value-type="float">
            <text:p>59</text:p>
          </table:table-cell>
          <table:table-cell/>
          <table:table-cell table:formula="of:=[.$D$1]*TANH([.$E$1]*([.B61]+[.$F$1]))" office:value-type="float" office:value="0.895692873843164" calcext:value-type="float">
            <text:p>0.895692873843164</text:p>
          </table:table-cell>
          <table:table-cell table:number-columns-repeated="2"/>
          <table:table-cell table:formula="of:=[.D61]+[.$H$1]" office:value-type="float" office:value="2.89569287384316" calcext:value-type="float">
            <text:p>2.89569287384316</text:p>
          </table:table-cell>
          <table:table-cell/>
        </table:table-row>
        <table:table-row table:style-name="ro1">
          <table:table-cell/>
          <table:table-cell table:formula="of:=[.B61]+1" office:value-type="float" office:value="60" calcext:value-type="float">
            <text:p>60</text:p>
          </table:table-cell>
          <table:table-cell/>
          <table:table-cell table:formula="of:=[.$D$1]*TANH([.$E$1]*([.B62]+[.$F$1]))" office:value-type="float" office:value="0.905148253644866" calcext:value-type="float">
            <text:p>0.905148253644866</text:p>
          </table:table-cell>
          <table:table-cell table:number-columns-repeated="2"/>
          <table:table-cell table:formula="of:=[.D62]+[.$H$1]" office:value-type="float" office:value="2.90514825364487" calcext:value-type="float">
            <text:p>2.90514825364487</text:p>
          </table:table-cell>
          <table:table-cell/>
        </table:table-row>
        <table:table-row table:style-name="ro1">
          <table:table-cell/>
          <table:table-cell table:formula="of:=[.B62]+1" office:value-type="float" office:value="61" calcext:value-type="float">
            <text:p>61</text:p>
          </table:table-cell>
          <table:table-cell/>
          <table:table-cell table:formula="of:=[.$D$1]*TANH([.$E$1]*([.B63]+[.$F$1]))" office:value-type="float" office:value="0.913785490117828" calcext:value-type="float">
            <text:p>0.913785490117828</text:p>
          </table:table-cell>
          <table:table-cell table:number-columns-repeated="2"/>
          <table:table-cell table:formula="of:=[.D63]+[.$H$1]" office:value-type="float" office:value="2.91378549011783" calcext:value-type="float">
            <text:p>2.91378549011783</text:p>
          </table:table-cell>
          <table:table-cell/>
        </table:table-row>
        <table:table-row table:style-name="ro1">
          <table:table-cell/>
          <table:table-cell table:formula="of:=[.B63]+1" office:value-type="float" office:value="62" calcext:value-type="float">
            <text:p>62</text:p>
          </table:table-cell>
          <table:table-cell/>
          <table:table-cell table:formula="of:=[.$D$1]*TANH([.$E$1]*([.B64]+[.$F$1]))" office:value-type="float" office:value="0.921668554406471" calcext:value-type="float">
            <text:p>0.921668554406471</text:p>
          </table:table-cell>
          <table:table-cell table:number-columns-repeated="2"/>
          <table:table-cell table:formula="of:=[.D64]+[.$H$1]" office:value-type="float" office:value="2.92166855440647" calcext:value-type="float">
            <text:p>2.92166855440647</text:p>
          </table:table-cell>
          <table:table-cell/>
        </table:table-row>
        <table:table-row table:style-name="ro1">
          <table:table-cell/>
          <table:table-cell table:formula="of:=[.B64]+1" office:value-type="float" office:value="63" calcext:value-type="float">
            <text:p>63</text:p>
          </table:table-cell>
          <table:table-cell/>
          <table:table-cell table:formula="of:=[.$D$1]*TANH([.$E$1]*([.B65]+[.$F$1]))" office:value-type="float" office:value="0.928857621454728" calcext:value-type="float">
            <text:p>0.928857621454728</text:p>
          </table:table-cell>
          <table:table-cell table:number-columns-repeated="2"/>
          <table:table-cell table:formula="of:=[.D65]+[.$H$1]" office:value-type="float" office:value="2.92885762145473" calcext:value-type="float">
            <text:p>2.92885762145473</text:p>
          </table:table-cell>
          <table:table-cell/>
        </table:table-row>
        <table:table-row table:style-name="ro1">
          <table:table-cell/>
          <table:table-cell table:formula="of:=[.B65]+1" office:value-type="float" office:value="64" calcext:value-type="float">
            <text:p>64</text:p>
          </table:table-cell>
          <table:table-cell/>
          <table:table-cell table:formula="of:=[.$D$1]*TANH([.$E$1]*([.B66]+[.$F$1]))" office:value-type="float" office:value="0.935409070603099" calcext:value-type="float">
            <text:p>0.935409070603099</text:p>
          </table:table-cell>
          <table:table-cell table:number-columns-repeated="2"/>
          <table:table-cell table:formula="of:=[.D66]+[.$H$1]" office:value-type="float" office:value="2.9354090706031" calcext:value-type="float">
            <text:p>2.9354090706031</text:p>
          </table:table-cell>
          <table:table-cell/>
        </table:table-row>
        <table:table-row table:style-name="ro1">
          <table:table-cell/>
          <table:table-cell table:formula="of:=[.B66]+1" office:value-type="float" office:value="65" calcext:value-type="float">
            <text:p>65</text:p>
          </table:table-cell>
          <table:table-cell/>
          <table:table-cell table:formula="of:=[.$D$1]*TANH([.$E$1]*([.B67]+[.$F$1]))" office:value-type="float" office:value="0.941375538497287" calcext:value-type="float">
            <text:p>0.941375538497287</text:p>
          </table:table-cell>
          <table:table-cell table:number-columns-repeated="2"/>
          <table:table-cell table:formula="of:=[.D67]+[.$H$1]" office:value-type="float" office:value="2.94137553849729" calcext:value-type="float">
            <text:p>2.94137553849729</text:p>
          </table:table-cell>
          <table:table-cell/>
        </table:table-row>
        <table:table-row table:style-name="ro1">
          <table:table-cell/>
          <table:table-cell table:formula="of:=[.B67]+1" office:value-type="float" office:value="66" calcext:value-type="float">
            <text:p>66</text:p>
          </table:table-cell>
          <table:table-cell/>
          <table:table-cell table:formula="of:=[.$D$1]*TANH([.$E$1]*([.B68]+[.$F$1]))" office:value-type="float" office:value="0.946806012846268" calcext:value-type="float">
            <text:p>0.946806012846268</text:p>
          </table:table-cell>
          <table:table-cell table:number-columns-repeated="2"/>
          <table:table-cell table:formula="of:=[.D68]+[.$H$1]" office:value-type="float" office:value="2.94680601284627" calcext:value-type="float">
            <text:p>2.94680601284627</text:p>
          </table:table-cell>
          <table:table-cell/>
        </table:table-row>
        <table:table-row table:style-name="ro1">
          <table:table-cell/>
          <table:table-cell table:formula="of:=[.B68]+1" office:value-type="float" office:value="67" calcext:value-type="float">
            <text:p>67</text:p>
          </table:table-cell>
          <table:table-cell/>
          <table:table-cell table:formula="of:=[.$D$1]*TANH([.$E$1]*([.B69]+[.$F$1]))" office:value-type="float" office:value="0.951745957164662" calcext:value-type="float">
            <text:p>0.951745957164662</text:p>
          </table:table-cell>
          <table:table-cell table:number-columns-repeated="2"/>
          <table:table-cell table:formula="of:=[.D69]+[.$H$1]" office:value-type="float" office:value="2.95174595716466" calcext:value-type="float">
            <text:p>2.95174595716466</text:p>
          </table:table-cell>
          <table:table-cell/>
        </table:table-row>
        <table:table-row table:style-name="ro1">
          <table:table-cell/>
          <table:table-cell table:formula="of:=[.B69]+1" office:value-type="float" office:value="68" calcext:value-type="float">
            <text:p>68</text:p>
          </table:table-cell>
          <table:table-cell/>
          <table:table-cell table:formula="of:=[.$D$1]*TANH([.$E$1]*([.B70]+[.$F$1]))" office:value-type="float" office:value="0.956237458127739" calcext:value-type="float">
            <text:p>0.956237458127739</text:p>
          </table:table-cell>
          <table:table-cell table:number-columns-repeated="2"/>
          <table:table-cell table:formula="of:=[.D70]+[.$H$1]" office:value-type="float" office:value="2.95623745812774" calcext:value-type="float">
            <text:p>2.95623745812774</text:p>
          </table:table-cell>
          <table:table-cell/>
        </table:table-row>
        <table:table-row table:style-name="ro1">
          <table:table-cell/>
          <table:table-cell table:formula="of:=[.B70]+1" office:value-type="float" office:value="69" calcext:value-type="float">
            <text:p>69</text:p>
          </table:table-cell>
          <table:table-cell/>
          <table:table-cell table:formula="of:=[.$D$1]*TANH([.$E$1]*([.B71]+[.$F$1]))" office:value-type="float" office:value="0.960319388531845" calcext:value-type="float">
            <text:p>0.960319388531845</text:p>
          </table:table-cell>
          <table:table-cell table:number-columns-repeated="2"/>
          <table:table-cell table:formula="of:=[.D71]+[.$H$1]" office:value-type="float" office:value="2.96031938853185" calcext:value-type="float">
            <text:p>2.96031938853185</text:p>
          </table:table-cell>
          <table:table-cell/>
        </table:table-row>
        <table:table-row table:style-name="ro1">
          <table:table-cell/>
          <table:table-cell table:formula="of:=[.B71]+1" office:value-type="float" office:value="70" calcext:value-type="float">
            <text:p>70</text:p>
          </table:table-cell>
          <table:table-cell/>
          <table:table-cell table:formula="of:=[.$D$1]*TANH([.$E$1]*([.B72]+[.$F$1]))" office:value-type="float" office:value="0.964027580075817" calcext:value-type="float">
            <text:p>0.964027580075817</text:p>
          </table:table-cell>
          <table:table-cell table:number-columns-repeated="2"/>
          <table:table-cell table:formula="of:=[.D72]+[.$H$1]" office:value-type="float" office:value="2.96402758007582" calcext:value-type="float">
            <text:p>2.96402758007582</text:p>
          </table:table-cell>
          <table:table-cell/>
        </table:table-row>
        <table:table-row table:style-name="ro1">
          <table:table-cell/>
          <table:table-cell table:formula="of:=[.B72]+1" office:value-type="float" office:value="71" calcext:value-type="float">
            <text:p>71</text:p>
          </table:table-cell>
          <table:table-cell/>
          <table:table-cell table:formula="of:=[.$D$1]*TANH([.$E$1]*([.B73]+[.$F$1]))" office:value-type="float" office:value="0.967395001257118" calcext:value-type="float">
            <text:p>0.967395001257118</text:p>
          </table:table-cell>
          <table:table-cell table:number-columns-repeated="2"/>
          <table:table-cell table:formula="of:=[.D73]+[.$H$1]" office:value-type="float" office:value="2.96739500125712" calcext:value-type="float">
            <text:p>2.96739500125712</text:p>
          </table:table-cell>
          <table:table-cell/>
        </table:table-row>
        <table:table-row table:style-name="ro1">
          <table:table-cell/>
          <table:table-cell table:formula="of:=[.B73]+1" office:value-type="float" office:value="72" calcext:value-type="float">
            <text:p>72</text:p>
          </table:table-cell>
          <table:table-cell/>
          <table:table-cell table:formula="of:=[.$D$1]*TANH([.$E$1]*([.B74]+[.$F$1]))" office:value-type="float" office:value="0.970451936613454" calcext:value-type="float">
            <text:p>0.970451936613454</text:p>
          </table:table-cell>
          <table:table-cell table:number-columns-repeated="2"/>
          <table:table-cell table:formula="of:=[.D74]+[.$H$1]" office:value-type="float" office:value="2.97045193661345" calcext:value-type="float">
            <text:p>2.97045193661345</text:p>
          </table:table-cell>
          <table:table-cell/>
        </table:table-row>
        <table:table-row table:style-name="ro1">
          <table:table-cell/>
          <table:table-cell table:formula="of:=[.B74]+1" office:value-type="float" office:value="73" calcext:value-type="float">
            <text:p>73</text:p>
          </table:table-cell>
          <table:table-cell/>
          <table:table-cell table:formula="of:=[.$D$1]*TANH([.$E$1]*([.B75]+[.$F$1]))" office:value-type="float" office:value="0.97322616434467" calcext:value-type="float">
            <text:p>0.97322616434467</text:p>
          </table:table-cell>
          <table:table-cell table:number-columns-repeated="2"/>
          <table:table-cell table:formula="of:=[.D75]+[.$H$1]" office:value-type="float" office:value="2.97322616434467" calcext:value-type="float">
            <text:p>2.97322616434467</text:p>
          </table:table-cell>
          <table:table-cell/>
        </table:table-row>
        <table:table-row table:style-name="ro1">
          <table:table-cell/>
          <table:table-cell table:formula="of:=[.B75]+1" office:value-type="float" office:value="74" calcext:value-type="float">
            <text:p>74</text:p>
          </table:table-cell>
          <table:table-cell/>
          <table:table-cell table:formula="of:=[.$D$1]*TANH([.$E$1]*([.B76]+[.$F$1]))" office:value-type="float" office:value="0.975743130031452" calcext:value-type="float">
            <text:p>0.975743130031452</text:p>
          </table:table-cell>
          <table:table-cell table:number-columns-repeated="2"/>
          <table:table-cell table:formula="of:=[.D76]+[.$H$1]" office:value-type="float" office:value="2.97574313003145" calcext:value-type="float">
            <text:p>2.97574313003145</text:p>
          </table:table-cell>
          <table:table-cell/>
        </table:table-row>
        <table:table-row table:style-name="ro1">
          <table:table-cell/>
          <table:table-cell table:formula="of:=[.B76]+1" office:value-type="float" office:value="75" calcext:value-type="float">
            <text:p>75</text:p>
          </table:table-cell>
          <table:table-cell/>
          <table:table-cell table:formula="of:=[.$D$1]*TANH([.$E$1]*([.B77]+[.$F$1]))" office:value-type="float" office:value="0.978026114738814" calcext:value-type="float">
            <text:p>0.978026114738814</text:p>
          </table:table-cell>
          <table:table-cell table:number-columns-repeated="2"/>
          <table:table-cell table:formula="of:=[.D77]+[.$H$1]" office:value-type="float" office:value="2.97802611473881" calcext:value-type="float">
            <text:p>2.97802611473881</text:p>
          </table:table-cell>
          <table:table-cell/>
        </table:table-row>
        <table:table-row table:style-name="ro1">
          <table:table-cell/>
          <table:table-cell table:formula="of:=[.B77]+1" office:value-type="float" office:value="76" calcext:value-type="float">
            <text:p>76</text:p>
          </table:table-cell>
          <table:table-cell/>
          <table:table-cell table:formula="of:=[.$D$1]*TANH([.$E$1]*([.B78]+[.$F$1]))" office:value-type="float" office:value="0.980096396266191" calcext:value-type="float">
            <text:p>0.980096396266191</text:p>
          </table:table-cell>
          <table:table-cell table:number-columns-repeated="2"/>
          <table:table-cell table:formula="of:=[.D78]+[.$H$1]" office:value-type="float" office:value="2.98009639626619" calcext:value-type="float">
            <text:p>2.98009639626619</text:p>
          </table:table-cell>
          <table:table-cell/>
        </table:table-row>
        <table:table-row table:style-name="ro1">
          <table:table-cell/>
          <table:table-cell table:formula="of:=[.B78]+1" office:value-type="float" office:value="77" calcext:value-type="float">
            <text:p>77</text:p>
          </table:table-cell>
          <table:table-cell/>
          <table:table-cell table:formula="of:=[.$D$1]*TANH([.$E$1]*([.B79]+[.$F$1]))" office:value-type="float" office:value="0.981973402694304" calcext:value-type="float">
            <text:p>0.981973402694304</text:p>
          </table:table-cell>
          <table:table-cell table:number-columns-repeated="2"/>
          <table:table-cell table:formula="of:=[.D79]+[.$H$1]" office:value-type="float" office:value="2.9819734026943" calcext:value-type="float">
            <text:p>2.9819734026943</text:p>
          </table:table-cell>
          <table:table-cell/>
        </table:table-row>
        <table:table-row table:style-name="ro1">
          <table:table-cell/>
          <table:table-cell table:formula="of:=[.B79]+1" office:value-type="float" office:value="78" calcext:value-type="float">
            <text:p>78</text:p>
          </table:table-cell>
          <table:table-cell/>
          <table:table-cell table:formula="of:=[.$D$1]*TANH([.$E$1]*([.B80]+[.$F$1]))" office:value-type="float" office:value="0.98367485769368" calcext:value-type="float">
            <text:p>0.98367485769368</text:p>
          </table:table-cell>
          <table:table-cell table:number-columns-repeated="2"/>
          <table:table-cell table:formula="of:=[.D80]+[.$H$1]" office:value-type="float" office:value="2.98367485769368" calcext:value-type="float">
            <text:p>2.98367485769368</text:p>
          </table:table-cell>
          <table:table-cell/>
        </table:table-row>
        <table:table-row table:style-name="ro1">
          <table:table-cell/>
          <table:table-cell table:formula="of:=[.B80]+1" office:value-type="float" office:value="79" calcext:value-type="float">
            <text:p>79</text:p>
          </table:table-cell>
          <table:table-cell/>
          <table:table-cell table:formula="of:=[.$D$1]*TANH([.$E$1]*([.B81]+[.$F$1]))" office:value-type="float" office:value="0.985216917311436" calcext:value-type="float">
            <text:p>0.985216917311436</text:p>
          </table:table-cell>
          <table:table-cell table:number-columns-repeated="2"/>
          <table:table-cell table:formula="of:=[.D81]+[.$H$1]" office:value-type="float" office:value="2.98521691731144" calcext:value-type="float">
            <text:p>2.98521691731144</text:p>
          </table:table-cell>
          <table:table-cell/>
        </table:table-row>
        <table:table-row table:style-name="ro1">
          <table:table-cell/>
          <table:table-cell table:formula="of:=[.B81]+1" office:value-type="float" office:value="80" calcext:value-type="float">
            <text:p>80</text:p>
          </table:table-cell>
          <table:table-cell/>
          <table:table-cell table:formula="of:=[.$D$1]*TANH([.$E$1]*([.B82]+[.$F$1]))" office:value-type="float" office:value="0.98661429815143" calcext:value-type="float">
            <text:p>0.98661429815143</text:p>
          </table:table-cell>
          <table:table-cell table:number-columns-repeated="2"/>
          <table:table-cell table:formula="of:=[.D82]+[.$H$1]" office:value-type="float" office:value="2.98661429815143" calcext:value-type="float">
            <text:p>2.98661429815143</text:p>
          </table:table-cell>
          <table:table-cell/>
        </table:table-row>
        <table:table-row table:style-name="ro1">
          <table:table-cell/>
          <table:table-cell table:formula="of:=[.B82]+1" office:value-type="float" office:value="81" calcext:value-type="float">
            <text:p>81</text:p>
          </table:table-cell>
          <table:table-cell/>
          <table:table-cell table:formula="of:=[.$D$1]*TANH([.$E$1]*([.B83]+[.$F$1]))" office:value-type="float" office:value="0.987880397016832" calcext:value-type="float">
            <text:p>0.987880397016832</text:p>
          </table:table-cell>
          <table:table-cell table:number-columns-repeated="2"/>
          <table:table-cell table:formula="of:=[.D83]+[.$H$1]" office:value-type="float" office:value="2.98788039701683" calcext:value-type="float">
            <text:p>2.98788039701683</text:p>
          </table:table-cell>
          <table:table-cell/>
        </table:table-row>
        <table:table-row table:style-name="ro1">
          <table:table-cell/>
          <table:table-cell table:formula="of:=[.B83]+1" office:value-type="float" office:value="82" calcext:value-type="float">
            <text:p>82</text:p>
          </table:table-cell>
          <table:table-cell/>
          <table:table-cell table:formula="of:=[.$D$1]*TANH([.$E$1]*([.B84]+[.$F$1]))" office:value-type="float" office:value="0.989027402201099" calcext:value-type="float">
            <text:p>0.989027402201099</text:p>
          </table:table-cell>
          <table:table-cell table:number-columns-repeated="2"/>
          <table:table-cell table:formula="of:=[.D84]+[.$H$1]" office:value-type="float" office:value="2.9890274022011" calcext:value-type="float">
            <text:p>2.9890274022011</text:p>
          </table:table-cell>
          <table:table-cell/>
        </table:table-row>
        <table:table-row table:style-name="ro1">
          <table:table-cell/>
          <table:table-cell table:formula="of:=[.B84]+1" office:value-type="float" office:value="83" calcext:value-type="float">
            <text:p>83</text:p>
          </table:table-cell>
          <table:table-cell/>
          <table:table-cell table:formula="of:=[.$D$1]*TANH([.$E$1]*([.B85]+[.$F$1]))" office:value-type="float" office:value="0.990066396699886" calcext:value-type="float">
            <text:p>0.990066396699886</text:p>
          </table:table-cell>
          <table:table-cell table:number-columns-repeated="2"/>
          <table:table-cell table:formula="of:=[.D85]+[.$H$1]" office:value-type="float" office:value="2.99006639669989" calcext:value-type="float">
            <text:p>2.99006639669989</text:p>
          </table:table-cell>
          <table:table-cell/>
        </table:table-row>
        <table:table-row table:style-name="ro1">
          <table:table-cell/>
          <table:table-cell table:formula="of:=[.B85]+1" office:value-type="float" office:value="84" calcext:value-type="float">
            <text:p>84</text:p>
          </table:table-cell>
          <table:table-cell/>
          <table:table-cell table:formula="of:=[.$D$1]*TANH([.$E$1]*([.B86]+[.$F$1]))" office:value-type="float" office:value="0.991007453678118" calcext:value-type="float">
            <text:p>0.991007453678118</text:p>
          </table:table-cell>
          <table:table-cell table:number-columns-repeated="2"/>
          <table:table-cell table:formula="of:=[.D86]+[.$H$1]" office:value-type="float" office:value="2.99100745367812" calcext:value-type="float">
            <text:p>2.99100745367812</text:p>
          </table:table-cell>
          <table:table-cell/>
        </table:table-row>
        <table:table-row table:style-name="ro1">
          <table:table-cell/>
          <table:table-cell table:formula="of:=[.B86]+1" office:value-type="float" office:value="85" calcext:value-type="float">
            <text:p>85</text:p>
          </table:table-cell>
          <table:table-cell/>
          <table:table-cell table:formula="of:=[.$D$1]*TANH([.$E$1]*([.B87]+[.$F$1]))" office:value-type="float" office:value="0.991859724568208" calcext:value-type="float">
            <text:p>0.991859724568208</text:p>
          </table:table-cell>
          <table:table-cell table:number-columns-repeated="2"/>
          <table:table-cell table:formula="of:=[.D87]+[.$H$1]" office:value-type="float" office:value="2.99185972456821" calcext:value-type="float">
            <text:p>2.99185972456821</text:p>
          </table:table-cell>
          <table:table-cell/>
        </table:table-row>
        <table:table-row table:style-name="ro1">
          <table:table-cell/>
          <table:table-cell table:formula="of:=[.B87]+1" office:value-type="float" office:value="86" calcext:value-type="float">
            <text:p>86</text:p>
          </table:table-cell>
          <table:table-cell/>
          <table:table-cell table:formula="of:=[.$D$1]*TANH([.$E$1]*([.B88]+[.$F$1]))" office:value-type="float" office:value="0.992631520201128" calcext:value-type="float">
            <text:p>0.992631520201128</text:p>
          </table:table-cell>
          <table:table-cell table:number-columns-repeated="2"/>
          <table:table-cell table:formula="of:=[.D88]+[.$H$1]" office:value-type="float" office:value="2.99263152020113" calcext:value-type="float">
            <text:p>2.99263152020113</text:p>
          </table:table-cell>
          <table:table-cell/>
        </table:table-row>
        <table:table-row table:style-name="ro1">
          <table:table-cell/>
          <table:table-cell table:formula="of:=[.B88]+1" office:value-type="float" office:value="87" calcext:value-type="float">
            <text:p>87</text:p>
          </table:table-cell>
          <table:table-cell/>
          <table:table-cell table:formula="of:=[.$D$1]*TANH([.$E$1]*([.B89]+[.$F$1]))" office:value-type="float" office:value="0.993330385385173" calcext:value-type="float">
            <text:p>0.993330385385173</text:p>
          </table:table-cell>
          <table:table-cell table:number-columns-repeated="2"/>
          <table:table-cell table:formula="of:=[.D89]+[.$H$1]" office:value-type="float" office:value="2.99333038538517" calcext:value-type="float">
            <text:p>2.99333038538517</text:p>
          </table:table-cell>
          <table:table-cell/>
        </table:table-row>
        <table:table-row table:style-name="ro1">
          <table:table-cell/>
          <table:table-cell table:formula="of:=[.B89]+1" office:value-type="float" office:value="88" calcext:value-type="float">
            <text:p>88</text:p>
          </table:table-cell>
          <table:table-cell/>
          <table:table-cell table:formula="of:=[.$D$1]*TANH([.$E$1]*([.B90]+[.$F$1]))" office:value-type="float" office:value="0.993963167350583" calcext:value-type="float">
            <text:p>0.993963167350583</text:p>
          </table:table-cell>
          <table:table-cell table:number-columns-repeated="2"/>
          <table:table-cell table:formula="of:=[.D90]+[.$H$1]" office:value-type="float" office:value="2.99396316735058" calcext:value-type="float">
            <text:p>2.99396316735058</text:p>
          </table:table-cell>
          <table:table-cell/>
        </table:table-row>
        <table:table-row table:style-name="ro1">
          <table:table-cell/>
          <table:table-cell table:formula="of:=[.B90]+1" office:value-type="float" office:value="89" calcext:value-type="float">
            <text:p>89</text:p>
          </table:table-cell>
          <table:table-cell/>
          <table:table-cell table:formula="of:=[.$D$1]*TANH([.$E$1]*([.B91]+[.$F$1]))" office:value-type="float" office:value="0.994536078473978" calcext:value-type="float">
            <text:p>0.994536078473978</text:p>
          </table:table-cell>
          <table:table-cell table:number-columns-repeated="2"/>
          <table:table-cell table:formula="of:=[.D91]+[.$H$1]" office:value-type="float" office:value="2.99453607847398" calcext:value-type="float">
            <text:p>2.99453607847398</text:p>
          </table:table-cell>
          <table:table-cell/>
        </table:table-row>
        <table:table-row table:style-name="ro1">
          <table:table-cell/>
          <table:table-cell table:formula="of:=[.B91]+1" office:value-type="float" office:value="90" calcext:value-type="float">
            <text:p>90</text:p>
          </table:table-cell>
          <table:table-cell/>
          <table:table-cell table:formula="of:=[.$D$1]*TANH([.$E$1]*([.B92]+[.$F$1]))" office:value-type="float" office:value="0.99505475368673" calcext:value-type="float">
            <text:p>0.99505475368673</text:p>
          </table:table-cell>
          <table:table-cell table:number-columns-repeated="2"/>
          <table:table-cell table:formula="of:=[.D92]+[.$H$1]" office:value-type="float" office:value="2.99505475368673" calcext:value-type="float">
            <text:p>2.99505475368673</text:p>
          </table:table-cell>
          <table:table-cell/>
        </table:table-row>
        <table:table-row table:style-name="ro1">
          <table:table-cell/>
          <table:table-cell table:formula="of:=[.B92]+1" office:value-type="float" office:value="91" calcext:value-type="float">
            <text:p>91</text:p>
          </table:table-cell>
          <table:table-cell/>
          <table:table-cell table:formula="of:=[.$D$1]*TANH([.$E$1]*([.B93]+[.$F$1]))" office:value-type="float" office:value="0.995524302957447" calcext:value-type="float">
            <text:p>0.995524302957447</text:p>
          </table:table-cell>
          <table:table-cell table:number-columns-repeated="2"/>
          <table:table-cell table:formula="of:=[.D93]+[.$H$1]" office:value-type="float" office:value="2.99552430295745" calcext:value-type="float">
            <text:p>2.99552430295745</text:p>
          </table:table-cell>
          <table:table-cell/>
        </table:table-row>
        <table:table-row table:style-name="ro1">
          <table:table-cell/>
          <table:table-cell table:formula="of:=[.B93]+1" office:value-type="float" office:value="92" calcext:value-type="float">
            <text:p>92</text:p>
          </table:table-cell>
          <table:table-cell/>
          <table:table-cell table:formula="of:=[.$D$1]*TANH([.$E$1]*([.B94]+[.$F$1]))" office:value-type="float" office:value="0.9959493592219" calcext:value-type="float">
            <text:p>0.9959493592219</text:p>
          </table:table-cell>
          <table:table-cell table:number-columns-repeated="2"/>
          <table:table-cell table:formula="of:=[.D94]+[.$H$1]" office:value-type="float" office:value="2.9959493592219" calcext:value-type="float">
            <text:p>2.9959493592219</text:p>
          </table:table-cell>
          <table:table-cell/>
        </table:table-row>
        <table:table-row table:style-name="ro1">
          <table:table-cell/>
          <table:table-cell table:formula="of:=[.B94]+1" office:value-type="float" office:value="93" calcext:value-type="float">
            <text:p>93</text:p>
          </table:table-cell>
          <table:table-cell/>
          <table:table-cell table:formula="of:=[.$D$1]*TANH([.$E$1]*([.B95]+[.$F$1]))" office:value-type="float" office:value="0.996334122115014" calcext:value-type="float">
            <text:p>0.996334122115014</text:p>
          </table:table-cell>
          <table:table-cell table:number-columns-repeated="2"/>
          <table:table-cell table:formula="of:=[.D95]+[.$H$1]" office:value-type="float" office:value="2.99633412211501" calcext:value-type="float">
            <text:p>2.99633412211501</text:p>
          </table:table-cell>
          <table:table-cell/>
        </table:table-row>
        <table:table-row table:style-name="ro1">
          <table:table-cell/>
          <table:table-cell table:formula="of:=[.B95]+1" office:value-type="float" office:value="94" calcext:value-type="float">
            <text:p>94</text:p>
          </table:table-cell>
          <table:table-cell/>
          <table:table-cell table:formula="of:=[.$D$1]*TANH([.$E$1]*([.B96]+[.$F$1]))" office:value-type="float" office:value="0.996682397839651" calcext:value-type="float">
            <text:p>0.996682397839651</text:p>
          </table:table-cell>
          <table:table-cell table:number-columns-repeated="2"/>
          <table:table-cell table:formula="of:=[.D96]+[.$H$1]" office:value-type="float" office:value="2.99668239783965" calcext:value-type="float">
            <text:p>2.99668239783965</text:p>
          </table:table-cell>
          <table:table-cell/>
        </table:table-row>
        <table:table-row table:style-name="ro1">
          <table:table-cell/>
          <table:table-cell table:formula="of:=[.B96]+1" office:value-type="float" office:value="95" calcext:value-type="float">
            <text:p>95</text:p>
          </table:table-cell>
          <table:table-cell/>
          <table:table-cell table:formula="of:=[.$D$1]*TANH([.$E$1]*([.B97]+[.$F$1]))" office:value-type="float" office:value="0.996997635486526" calcext:value-type="float">
            <text:p>0.996997635486526</text:p>
          </table:table-cell>
          <table:table-cell table:number-columns-repeated="2"/>
          <table:table-cell table:formula="of:=[.D97]+[.$H$1]" office:value-type="float" office:value="2.99699763548653" calcext:value-type="float">
            <text:p>2.99699763548653</text:p>
          </table:table-cell>
          <table:table-cell/>
        </table:table-row>
        <table:table-row table:style-name="ro1">
          <table:table-cell/>
          <table:table-cell table:formula="of:=[.B97]+1" office:value-type="float" office:value="96" calcext:value-type="float">
            <text:p>96</text:p>
          </table:table-cell>
          <table:table-cell/>
          <table:table-cell table:formula="of:=[.$D$1]*TANH([.$E$1]*([.B98]+[.$F$1]))" office:value-type="float" office:value="0.997282960099142" calcext:value-type="float">
            <text:p>0.997282960099142</text:p>
          </table:table-cell>
          <table:table-cell table:number-columns-repeated="2"/>
          <table:table-cell table:formula="of:=[.D98]+[.$H$1]" office:value-type="float" office:value="2.99728296009914" calcext:value-type="float">
            <text:p>2.99728296009914</text:p>
          </table:table-cell>
          <table:table-cell/>
        </table:table-row>
        <table:table-row table:style-name="ro1">
          <table:table-cell/>
          <table:table-cell table:formula="of:=[.B98]+1" office:value-type="float" office:value="97" calcext:value-type="float">
            <text:p>97</text:p>
          </table:table-cell>
          <table:table-cell/>
          <table:table-cell table:formula="of:=[.$D$1]*TANH([.$E$1]*([.B99]+[.$F$1]))" office:value-type="float" office:value="0.997541202757445" calcext:value-type="float">
            <text:p>0.997541202757445</text:p>
          </table:table-cell>
          <table:table-cell table:number-columns-repeated="2"/>
          <table:table-cell table:formula="of:=[.D99]+[.$H$1]" office:value-type="float" office:value="2.99754120275744" calcext:value-type="float">
            <text:p>2.99754120275744</text:p>
          </table:table-cell>
          <table:table-cell/>
        </table:table-row>
        <table:table-row table:style-name="ro1">
          <table:table-cell/>
          <table:table-cell table:formula="of:=[.B99]+1" office:value-type="float" office:value="98" calcext:value-type="float">
            <text:p>98</text:p>
          </table:table-cell>
          <table:table-cell/>
          <table:table-cell table:formula="of:=[.$D$1]*TANH([.$E$1]*([.B100]+[.$F$1]))" office:value-type="float" office:value="0.997774927934279" calcext:value-type="float">
            <text:p>0.997774927934279</text:p>
          </table:table-cell>
          <table:table-cell table:number-columns-repeated="2"/>
          <table:table-cell table:formula="of:=[.D100]+[.$H$1]" office:value-type="float" office:value="2.99777492793428" calcext:value-type="float">
            <text:p>2.997774927934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0:50:25.134697793</meta:creation-date>
    <dc:date>2018-08-15T13:07:39.528556522</dc:date>
    <meta:editing-duration>PT4M32S</meta:editing-duration>
    <meta:editing-cycles>1</meta:editing-cycles>
    <meta:document-statistic meta:table-count="2" meta:cell-count="714" meta:object-count="2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031cm" style:legend-expansion="high" chart:style-name="ch2"/>
        <chart:plot-area chart:style-name="ch3" table:cell-range-address="Sheet1.A6:Sheet1.A15 Sheet1.D6:Sheet1.E15" chart:data-source-has-labels="column" svg:x="0.32cm" svg:y="0.18cm" svg:width="12.508cm" svg:height="8.64cm">
          <chartooo:coordinate-region svg:x="1.312cm" svg:y="0.34cm" svg:width="11.051cm" svg:height="7.912cm"/>
          <chart:axis chart:dimension="x" chart:name="primary-x" chart:style-name="ch4" chartooo:axis-type="auto">
            <chartooo:date-scale/>
            <chart:categories table:cell-range-address="Sheet1.A6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15" chart:class="chart:line">
            <chart:data-point chart:repeated="10"/>
          </chart:series>
          <chart:series chart:style-name="ch7" chart:values-cell-range-address="Sheet1.E6:Sheet1.E1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6:Sheet1.A15</svg:desc>
                </draw:g>
              </table:table-cell>
              <table:table-cell office:value-type="float" office:value="16.5">
                <text:p>16.5</text:p>
                <draw:g>
                  <svg:desc>Sheet1.D6:Sheet1.D15</svg:desc>
                </draw:g>
              </table:table-cell>
              <table:table-cell office:value-type="float" office:value="100">
                <text:p>100</text:p>
                <draw:g>
                  <svg:desc>Sheet1.E6:Sheet1.E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.5">
                <text:p>21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.5">
                <text:p>24.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.5">
                <text:p>26.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.5">
                <text:p>30.5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.5">
                <text:p>31.5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2.5">
                <text:p>32.5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4cm" style:legend-expansion="high" chart:style-name="ch2"/>
        <chart:plot-area chart:style-name="ch3" table:cell-range-address="Sheet2.B3:Sheet2.B100 Sheet2.D3:Sheet2.D100" chart:data-source-has-labels="column" svg:x="0.32cm" svg:y="0.18cm" svg:width="12.508cm" svg:height="8.64cm">
          <chartooo:coordinate-region svg:x="1.153cm" svg:y="0.34cm" svg:width="11.675cm" svg:height="8.321cm"/>
          <chart:axis chart:dimension="x" chart:name="primary-x" chart:style-name="ch4" chartooo:axis-type="auto">
            <chartooo:date-scale/>
            <chart:categories table:cell-range-address="Sheet2.B3:Sheet2.B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D3:Sheet2.D100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B3:Sheet2.B100</svg:desc>
                </draw:g>
              </table:table-cell>
              <table:table-cell office:value-type="float" office:value="-0.895692873843164">
                <text:p>-0.895692873843164</text:p>
                <draw:g>
                  <svg:desc>Sheet2.D3:Sheet2.D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885351648202263">
                <text:p>-0.8853516482022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874053287886007">
                <text:p>-0.8740532878860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861723159313306">
                <text:p>-0.8617231593133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848283639957513">
                <text:p>-0.8482836399575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833654607012155">
                <text:p>-0.8336546070121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817754077970288">
                <text:p>-0.8177540779702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80049902176063">
                <text:p>-0.800499021760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81806357608774">
                <text:p>-0.7818063576087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761594155955765">
                <text:p>-0.7615941559557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739783051274004">
                <text:p>-0.7397830512740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716297870199024">
                <text:p>-0.7162978701990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691069469832931">
                <text:p>-0.6910694698329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664036770267849">
                <text:p>-0.6640367702678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635148952387287">
                <text:p>-0.6351489523872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604367777117164">
                <text:p>-0.6043677771171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571669966085117">
                <text:p>-0.5716699660851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537049566998035">
                <text:p>-0.5370495669980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500520211190235">
                <text:p>-0.5005202111902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46211715726001">
                <text:p>-0.462117157260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421899005250008">
                <text:p>-0.42189900525000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379948962255225">
                <text:p>-0.3799489622552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336375544336332">
                <text:p>-0.3363755443363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291312612451591">
                <text:p>-0.2913126124515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244918662403709">
                <text:p>-0.24491866240370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197375320224904">
                <text:p>-0.19737532022490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148885033623318">
                <text:p>-0.1488850336233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0996679946249558">
                <text:p>-0.099667994624955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04995837495788">
                <text:p>-0.049958374957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4995837495788">
                <text:p>0.049958374957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96679946249558">
                <text:p>0.099667994624955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48885033623318">
                <text:p>0.1488850336233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97375320224904">
                <text:p>0.1973753202249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44918662403709">
                <text:p>0.2449186624037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91312612451591">
                <text:p>0.2913126124515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36375544336332">
                <text:p>0.3363755443363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79948962255225">
                <text:p>0.37994896225522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21899005250008">
                <text:p>0.4218990052500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6211715726001">
                <text:p>0.46211715726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00520211190235">
                <text:p>0.50052021119023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37049566998035">
                <text:p>0.537049566998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71669966085117">
                <text:p>0.5716699660851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04367777117164">
                <text:p>0.6043677771171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35148952387287">
                <text:p>0.6351489523872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64036770267849">
                <text:p>0.66403677026784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91069469832931">
                <text:p>0.6910694698329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16297870199024">
                <text:p>0.7162978701990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739783051274004">
                <text:p>0.7397830512740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1594155955765">
                <text:p>0.76159415595576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781806357608774">
                <text:p>0.78180635760877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80049902176063">
                <text:p>0.800499021760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17754077970288">
                <text:p>0.81775407797028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33654607012155">
                <text:p>0.8336546070121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48283639957513">
                <text:p>0.8482836399575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61723159313306">
                <text:p>0.8617231593133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874053287886007">
                <text:p>0.8740532878860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95692873843164">
                <text:p>0.8956928738431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05148253644866">
                <text:p>0.90514825364486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3785490117828">
                <text:p>0.91378549011782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21668554406471">
                <text:p>0.92166855440647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28857621454728">
                <text:p>0.9288576214547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35409070603099">
                <text:p>0.9354090706030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41375538497287">
                <text:p>0.9413755384972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46806012846268">
                <text:p>0.94680601284626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51745957164662">
                <text:p>0.95174595716466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56237458127739">
                <text:p>0.95623745812773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60319388531845">
                <text:p>0.9603193885318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67395001257118">
                <text:p>0.96739500125711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70451936613454">
                <text:p>0.97045193661345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7322616434467">
                <text:p>0.973226164344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78026114738814">
                <text:p>0.97802611473881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80096396266191">
                <text:p>0.98009639626619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81973402694304">
                <text:p>0.98197340269430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85216917311436">
                <text:p>0.9852169173114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661429815143">
                <text:p>0.9866142981514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87880397016832">
                <text:p>0.98788039701683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90066396699886">
                <text:p>0.99006639669988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91007453678118">
                <text:p>0.99100745367811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91859724568208">
                <text:p>0.99185972456820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93330385385173">
                <text:p>0.9933303853851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93963167350583">
                <text:p>0.99396316735058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94536078473978">
                <text:p>0.9945360784739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95524302957447">
                <text:p>0.99552430295744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959493592219">
                <text:p>0.99594935922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996334122115014">
                <text:p>0.9963341221150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96997635486526">
                <text:p>0.99699763548652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97282960099142">
                <text:p>0.99728296009914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997541202757445">
                <text:p>0.99754120275744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997774927934279">
                <text:p>0.997774927934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